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cm" svg:height="15cm" svg:x="25.6cm" svg:y="82.789cm">
            <draw:object draw:notify-on-update-of-ranges="Sheet1.A2:Sheet1.A282 Sheet1.E2:Sheet1.E2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cm" svg:height="15cm" svg:x="24.164cm" svg:y="98.774cm">
            <draw:object draw:notify-on-update-of-ranges="Sheet1.A2:Sheet1.A282 Sheet1.A2:Sheet1.A282 Sheet1.D1:Sheet1.D1 Sheet1.D2:Sheet1.D2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aily cases</text:p>
          </table:table-cell>
          <table:table-cell office:value-type="string" calcext:value-type="string">
            <text:p>Daily deaths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3]))&amp;NOT(ISBLANK([.B3]));[.B3]-[.B2];&quot;&quot;)" office:value-type="float" office:value="0" calcext:value-type="float">
            <text:p>0</text:p>
          </table:table-cell>
          <table:table-cell table:formula="of:=IF(NOT(ISBLANK([.C3]))&amp;NOT(ISBLANK([.C3]));[.C3]-[.C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4]))&amp;NOT(ISBLANK([.B4]));[.B4]-[.B3];&quot;&quot;)" office:value-type="float" office:value="0" calcext:value-type="float">
            <text:p>0</text:p>
          </table:table-cell>
          <table:table-cell table:formula="of:=IF(NOT(ISBLANK([.C4]))&amp;NOT(ISBLANK([.C4]));[.C4]-[.C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5]))&amp;NOT(ISBLANK([.B5]));[.B5]-[.B4];&quot;&quot;)" office:value-type="float" office:value="0" calcext:value-type="float">
            <text:p>0</text:p>
          </table:table-cell>
          <table:table-cell table:formula="of:=IF(NOT(ISBLANK([.C5]))&amp;NOT(ISBLANK([.C5]));[.C5]-[.C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6]))&amp;NOT(ISBLANK([.B6]));[.B6]-[.B5];&quot;&quot;)" office:value-type="float" office:value="7" calcext:value-type="float">
            <text:p>7</text:p>
          </table:table-cell>
          <table:table-cell table:formula="of:=IF(NOT(ISBLANK([.C6]))&amp;NOT(ISBLANK([.C6]));[.C6]-[.C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7]))&amp;NOT(ISBLANK([.B7]));[.B7]-[.B6];&quot;&quot;)" office:value-type="float" office:value="0" calcext:value-type="float">
            <text:p>0</text:p>
          </table:table-cell>
          <table:table-cell table:formula="of:=IF(NOT(ISBLANK([.C7]))&amp;NOT(ISBLANK([.C7]));[.C7]-[.C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8]))&amp;NOT(ISBLANK([.B8]));[.B8]-[.B7];&quot;&quot;)" office:value-type="float" office:value="0" calcext:value-type="float">
            <text:p>0</text:p>
          </table:table-cell>
          <table:table-cell table:formula="of:=IF(NOT(ISBLANK([.C8]))&amp;NOT(ISBLANK([.C8]));[.C8]-[.C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9]))&amp;NOT(ISBLANK([.B9]));[.B9]-[.B8];&quot;&quot;)" office:value-type="float" office:value="0" calcext:value-type="float">
            <text:p>0</text:p>
          </table:table-cell>
          <table:table-cell table:formula="of:=IF(NOT(ISBLANK([.C9]))&amp;NOT(ISBLANK([.C9]));[.C9]-[.C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10]))&amp;NOT(ISBLANK([.B10]));[.B10]-[.B9];&quot;&quot;)" office:value-type="float" office:value="0" calcext:value-type="float">
            <text:p>0</text:p>
          </table:table-cell>
          <table:table-cell table:formula="of:=IF(NOT(ISBLANK([.C10]))&amp;NOT(ISBLANK([.C10]));[.C10]-[.C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NOT(ISBLANK([.B11]))&amp;NOT(ISBLANK([.B11]));[.B11]-[.B10];&quot;&quot;)" office:value-type="float" office:value="1" calcext:value-type="float">
            <text:p>1</text:p>
          </table:table-cell>
          <table:table-cell table:formula="of:=IF(NOT(ISBLANK([.C11]))&amp;NOT(ISBLANK([.C11]));[.C11]-[.C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2]))&amp;NOT(ISBLANK([.B12]));[.B12]-[.B11];&quot;&quot;)" office:value-type="float" office:value="2" calcext:value-type="float">
            <text:p>2</text:p>
          </table:table-cell>
          <table:table-cell table:formula="of:=IF(NOT(ISBLANK([.C12]))&amp;NOT(ISBLANK([.C12]));[.C12]-[.C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3]))&amp;NOT(ISBLANK([.B13]));[.B13]-[.B12];&quot;&quot;)" office:value-type="float" office:value="0" calcext:value-type="float">
            <text:p>0</text:p>
          </table:table-cell>
          <table:table-cell table:formula="of:=IF(NOT(ISBLANK([.C13]))&amp;NOT(ISBLANK([.C13]));[.C13]-[.C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4]))&amp;NOT(ISBLANK([.B14]));[.B14]-[.B13];&quot;&quot;)" office:value-type="float" office:value="0" calcext:value-type="float">
            <text:p>0</text:p>
          </table:table-cell>
          <table:table-cell table:formula="of:=IF(NOT(ISBLANK([.C14]))&amp;NOT(ISBLANK([.C14]));[.C14]-[.C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5]))&amp;NOT(ISBLANK([.B15]));[.B15]-[.B14];&quot;&quot;)" office:value-type="float" office:value="0" calcext:value-type="float">
            <text:p>0</text:p>
          </table:table-cell>
          <table:table-cell table:formula="of:=IF(NOT(ISBLANK([.C15]))&amp;NOT(ISBLANK([.C15]));[.C15]-[.C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6]))&amp;NOT(ISBLANK([.B16]));[.B16]-[.B15];&quot;&quot;)" office:value-type="float" office:value="0" calcext:value-type="float">
            <text:p>0</text:p>
          </table:table-cell>
          <table:table-cell table:formula="of:=IF(NOT(ISBLANK([.C16]))&amp;NOT(ISBLANK([.C16]));[.C16]-[.C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7]))&amp;NOT(ISBLANK([.B17]));[.B17]-[.B16];&quot;&quot;)" office:value-type="float" office:value="0" calcext:value-type="float">
            <text:p>0</text:p>
          </table:table-cell>
          <table:table-cell table:formula="of:=IF(NOT(ISBLANK([.C17]))&amp;NOT(ISBLANK([.C17]));[.C17]-[.C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8]))&amp;NOT(ISBLANK([.B18]));[.B18]-[.B17];&quot;&quot;)" office:value-type="float" office:value="1" calcext:value-type="float">
            <text:p>1</text:p>
          </table:table-cell>
          <table:table-cell table:formula="of:=IF(NOT(ISBLANK([.C18]))&amp;NOT(ISBLANK([.C18]));[.C18]-[.C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9]))&amp;NOT(ISBLANK([.B19]));[.B19]-[.B18];&quot;&quot;)" office:value-type="float" office:value="0" calcext:value-type="float">
            <text:p>0</text:p>
          </table:table-cell>
          <table:table-cell table:formula="of:=IF(NOT(ISBLANK([.C19]))&amp;NOT(ISBLANK([.C19]));[.C19]-[.C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0]))&amp;NOT(ISBLANK([.B20]));[.B20]-[.B19];&quot;&quot;)" office:value-type="float" office:value="0" calcext:value-type="float">
            <text:p>0</text:p>
          </table:table-cell>
          <table:table-cell table:formula="of:=IF(NOT(ISBLANK([.C20]))&amp;NOT(ISBLANK([.C20]));[.C20]-[.C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1]))&amp;NOT(ISBLANK([.B21]));[.B21]-[.B20];&quot;&quot;)" office:value-type="float" office:value="0" calcext:value-type="float">
            <text:p>0</text:p>
          </table:table-cell>
          <table:table-cell table:formula="of:=IF(NOT(ISBLANK([.C21]))&amp;NOT(ISBLANK([.C21]));[.C21]-[.C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2]))&amp;NOT(ISBLANK([.B22]));[.B22]-[.B21];&quot;&quot;)" office:value-type="float" office:value="0" calcext:value-type="float">
            <text:p>0</text:p>
          </table:table-cell>
          <table:table-cell table:formula="of:=IF(NOT(ISBLANK([.C22]))&amp;NOT(ISBLANK([.C22]));[.C22]-[.C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3]))&amp;NOT(ISBLANK([.B23]));[.B23]-[.B22];&quot;&quot;)" office:value-type="float" office:value="0" calcext:value-type="float">
            <text:p>0</text:p>
          </table:table-cell>
          <table:table-cell table:formula="of:=IF(NOT(ISBLANK([.C23]))&amp;NOT(ISBLANK([.C23]));[.C23]-[.C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4]))&amp;NOT(ISBLANK([.B24]));[.B24]-[.B23];&quot;&quot;)" office:value-type="float" office:value="0" calcext:value-type="float">
            <text:p>0</text:p>
          </table:table-cell>
          <table:table-cell table:formula="of:=IF(NOT(ISBLANK([.C24]))&amp;NOT(ISBLANK([.C24]));[.C24]-[.C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5]))&amp;NOT(ISBLANK([.B25]));[.B25]-[.B24];&quot;&quot;)" office:value-type="float" office:value="0" calcext:value-type="float">
            <text:p>0</text:p>
          </table:table-cell>
          <table:table-cell table:formula="of:=IF(NOT(ISBLANK([.C25]))&amp;NOT(ISBLANK([.C25]));[.C25]-[.C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6]))&amp;NOT(ISBLANK([.B26]));[.B26]-[.B25];&quot;&quot;)" office:value-type="float" office:value="0" calcext:value-type="float">
            <text:p>0</text:p>
          </table:table-cell>
          <table:table-cell table:formula="of:=IF(NOT(ISBLANK([.C26]))&amp;NOT(ISBLANK([.C26]));[.C26]-[.C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7]))&amp;NOT(ISBLANK([.B27]));[.B27]-[.B26];&quot;&quot;)" office:value-type="float" office:value="0" calcext:value-type="float">
            <text:p>0</text:p>
          </table:table-cell>
          <table:table-cell table:formula="of:=IF(NOT(ISBLANK([.C27]))&amp;NOT(ISBLANK([.C27]));[.C27]-[.C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8]))&amp;NOT(ISBLANK([.B28]));[.B28]-[.B27];&quot;&quot;)" office:value-type="float" office:value="0" calcext:value-type="float">
            <text:p>0</text:p>
          </table:table-cell>
          <table:table-cell table:formula="of:=IF(NOT(ISBLANK([.C28]))&amp;NOT(ISBLANK([.C28]));[.C28]-[.C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9]))&amp;NOT(ISBLANK([.B29]));[.B29]-[.B28];&quot;&quot;)" office:value-type="float" office:value="0" calcext:value-type="float">
            <text:p>0</text:p>
          </table:table-cell>
          <table:table-cell table:formula="of:=IF(NOT(ISBLANK([.C29]))&amp;NOT(ISBLANK([.C29]));[.C29]-[.C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30]))&amp;NOT(ISBLANK([.B30]));[.B30]-[.B29];&quot;&quot;)" office:value-type="float" office:value="0" calcext:value-type="float">
            <text:p>0</text:p>
          </table:table-cell>
          <table:table-cell table:formula="of:=IF(NOT(ISBLANK([.C30]))&amp;NOT(ISBLANK([.C30]));[.C30]-[.C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NOT(ISBLANK([.B31]))&amp;NOT(ISBLANK([.B31]));[.B31]-[.B30];&quot;&quot;)" office:value-type="float" office:value="2" calcext:value-type="float">
            <text:p>2</text:p>
          </table:table-cell>
          <table:table-cell table:formula="of:=IF(NOT(ISBLANK([.C31]))&amp;NOT(ISBLANK([.C31]));[.C31]-[.C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2]))&amp;NOT(ISBLANK([.B32]));[.B32]-[.B31];&quot;&quot;)" office:value-type="float" office:value="2" calcext:value-type="float">
            <text:p>2</text:p>
          </table:table-cell>
          <table:table-cell table:formula="of:=IF(NOT(ISBLANK([.C32]))&amp;NOT(ISBLANK([.C32]));[.C32]-[.C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3]))&amp;NOT(ISBLANK([.B33]));[.B33]-[.B32];&quot;&quot;)" office:value-type="float" office:value="0" calcext:value-type="float">
            <text:p>0</text:p>
          </table:table-cell>
          <table:table-cell table:formula="of:=IF(NOT(ISBLANK([.C33]))&amp;NOT(ISBLANK([.C33]));[.C33]-[.C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4]))&amp;NOT(ISBLANK([.B34]));[.B34]-[.B33];&quot;&quot;)" office:value-type="float" office:value="0" calcext:value-type="float">
            <text:p>0</text:p>
          </table:table-cell>
          <table:table-cell table:formula="of:=IF(NOT(ISBLANK([.C34]))&amp;NOT(ISBLANK([.C34]));[.C34]-[.C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5]))&amp;NOT(ISBLANK([.B35]));[.B35]-[.B34];&quot;&quot;)" office:value-type="float" office:value="0" calcext:value-type="float">
            <text:p>0</text:p>
          </table:table-cell>
          <table:table-cell table:formula="of:=IF(NOT(ISBLANK([.C35]))&amp;NOT(ISBLANK([.C35]));[.C35]-[.C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6]))&amp;NOT(ISBLANK([.B36]));[.B36]-[.B35];&quot;&quot;)" office:value-type="float" office:value="0" calcext:value-type="float">
            <text:p>0</text:p>
          </table:table-cell>
          <table:table-cell table:formula="of:=IF(NOT(ISBLANK([.C36]))&amp;NOT(ISBLANK([.C36]));[.C36]-[.C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7]))&amp;NOT(ISBLANK([.B37]));[.B37]-[.B36];&quot;&quot;)" office:value-type="float" office:value="0" calcext:value-type="float">
            <text:p>0</text:p>
          </table:table-cell>
          <table:table-cell table:formula="of:=IF(NOT(ISBLANK([.C37]))&amp;NOT(ISBLANK([.C37]));[.C37]-[.C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8]))&amp;NOT(ISBLANK([.B38]));[.B38]-[.B37];&quot;&quot;)" office:value-type="float" office:value="0" calcext:value-type="float">
            <text:p>0</text:p>
          </table:table-cell>
          <table:table-cell table:formula="of:=IF(NOT(ISBLANK([.C38]))&amp;NOT(ISBLANK([.C38]));[.C38]-[.C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9]))&amp;NOT(ISBLANK([.B39]));[.B39]-[.B38];&quot;&quot;)" office:value-type="float" office:value="0" calcext:value-type="float">
            <text:p>0</text:p>
          </table:table-cell>
          <table:table-cell table:formula="of:=IF(NOT(ISBLANK([.C39]))&amp;NOT(ISBLANK([.C39]));[.C39]-[.C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0]))&amp;NOT(ISBLANK([.B40]));[.B40]-[.B39];&quot;&quot;)" office:value-type="float" office:value="0" calcext:value-type="float">
            <text:p>0</text:p>
          </table:table-cell>
          <table:table-cell table:formula="of:=IF(NOT(ISBLANK([.C40]))&amp;NOT(ISBLANK([.C40]));[.C40]-[.C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1]))&amp;NOT(ISBLANK([.B41]));[.B41]-[.B40];&quot;&quot;)" office:value-type="float" office:value="0" calcext:value-type="float">
            <text:p>0</text:p>
          </table:table-cell>
          <table:table-cell table:formula="of:=IF(NOT(ISBLANK([.C41]))&amp;NOT(ISBLANK([.C41]));[.C41]-[.C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2]))&amp;NOT(ISBLANK([.B42]));[.B42]-[.B41];&quot;&quot;)" office:value-type="float" office:value="0" calcext:value-type="float">
            <text:p>0</text:p>
          </table:table-cell>
          <table:table-cell table:formula="of:=IF(NOT(ISBLANK([.C42]))&amp;NOT(ISBLANK([.C42]));[.C42]-[.C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3]))&amp;NOT(ISBLANK([.B43]));[.B43]-[.B42];&quot;&quot;)" office:value-type="float" office:value="0" calcext:value-type="float">
            <text:p>0</text:p>
          </table:table-cell>
          <table:table-cell table:formula="of:=IF(NOT(ISBLANK([.C43]))&amp;NOT(ISBLANK([.C43]));[.C43]-[.C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4]))&amp;NOT(ISBLANK([.B44]));[.B44]-[.B43];&quot;&quot;)" office:value-type="float" office:value="0" calcext:value-type="float">
            <text:p>0</text:p>
          </table:table-cell>
          <table:table-cell table:formula="of:=IF(NOT(ISBLANK([.C44]))&amp;NOT(ISBLANK([.C44]));[.C44]-[.C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5]))&amp;NOT(ISBLANK([.B45]));[.B45]-[.B44];&quot;&quot;)" office:value-type="float" office:value="0" calcext:value-type="float">
            <text:p>0</text:p>
          </table:table-cell>
          <table:table-cell table:formula="of:=IF(NOT(ISBLANK([.C45]))&amp;NOT(ISBLANK([.C45]));[.C45]-[.C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6]))&amp;NOT(ISBLANK([.B46]));[.B46]-[.B45];&quot;&quot;)" office:value-type="float" office:value="0" calcext:value-type="float">
            <text:p>0</text:p>
          </table:table-cell>
          <table:table-cell table:formula="of:=IF(NOT(ISBLANK([.C46]))&amp;NOT(ISBLANK([.C46]));[.C46]-[.C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7]))&amp;NOT(ISBLANK([.B47]));[.B47]-[.B46];&quot;&quot;)" office:value-type="float" office:value="0" calcext:value-type="float">
            <text:p>0</text:p>
          </table:table-cell>
          <table:table-cell table:formula="of:=IF(NOT(ISBLANK([.C47]))&amp;NOT(ISBLANK([.C47]));[.C47]-[.C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8]))&amp;NOT(ISBLANK([.B48]));[.B48]-[.B47];&quot;&quot;)" office:value-type="float" office:value="3" calcext:value-type="float">
            <text:p>3</text:p>
          </table:table-cell>
          <table:table-cell table:formula="of:=IF(NOT(ISBLANK([.C48]))&amp;NOT(ISBLANK([.C48]));[.C48]-[.C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9]))&amp;NOT(ISBLANK([.B49]));[.B49]-[.B48];&quot;&quot;)" office:value-type="float" office:value="0" calcext:value-type="float">
            <text:p>0</text:p>
          </table:table-cell>
          <table:table-cell table:formula="of:=IF(NOT(ISBLANK([.C49]))&amp;NOT(ISBLANK([.C49]));[.C49]-[.C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0]))&amp;NOT(ISBLANK([.B50]));[.B50]-[.B49];&quot;&quot;)" office:value-type="float" office:value="0" calcext:value-type="float">
            <text:p>0</text:p>
          </table:table-cell>
          <table:table-cell table:formula="of:=IF(NOT(ISBLANK([.C50]))&amp;NOT(ISBLANK([.C50]));[.C50]-[.C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1]))&amp;NOT(ISBLANK([.B51]));[.B51]-[.B50];&quot;&quot;)" office:value-type="float" office:value="0" calcext:value-type="float">
            <text:p>0</text:p>
          </table:table-cell>
          <table:table-cell table:formula="of:=IF(NOT(ISBLANK([.C51]))&amp;NOT(ISBLANK([.C51]));[.C51]-[.C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2]))&amp;NOT(ISBLANK([.B52]));[.B52]-[.B51];&quot;&quot;)" office:value-type="float" office:value="0" calcext:value-type="float">
            <text:p>0</text:p>
          </table:table-cell>
          <table:table-cell table:formula="of:=IF(NOT(ISBLANK([.C52]))&amp;NOT(ISBLANK([.C52]));[.C52]-[.C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3]))&amp;NOT(ISBLANK([.B53]));[.B53]-[.B52];&quot;&quot;)" office:value-type="float" office:value="0" calcext:value-type="float">
            <text:p>0</text:p>
          </table:table-cell>
          <table:table-cell table:formula="of:=IF(NOT(ISBLANK([.C53]))&amp;NOT(ISBLANK([.C53]));[.C53]-[.C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4]))&amp;NOT(ISBLANK([.B54]));[.B54]-[.B53];&quot;&quot;)" office:value-type="float" office:value="0" calcext:value-type="float">
            <text:p>0</text:p>
          </table:table-cell>
          <table:table-cell table:formula="of:=IF(NOT(ISBLANK([.C54]))&amp;NOT(ISBLANK([.C54]));[.C54]-[.C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5]))&amp;NOT(ISBLANK([.B55]));[.B55]-[.B54];&quot;&quot;)" office:value-type="float" office:value="0" calcext:value-type="float">
            <text:p>0</text:p>
          </table:table-cell>
          <table:table-cell table:formula="of:=IF(NOT(ISBLANK([.C55]))&amp;NOT(ISBLANK([.C55]));[.C55]-[.C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6]))&amp;NOT(ISBLANK([.B56]));[.B56]-[.B55];&quot;&quot;)" office:value-type="float" office:value="0" calcext:value-type="float">
            <text:p>0</text:p>
          </table:table-cell>
          <table:table-cell table:formula="of:=IF(NOT(ISBLANK([.C56]))&amp;NOT(ISBLANK([.C56]));[.C56]-[.C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7]))&amp;NOT(ISBLANK([.B57]));[.B57]-[.B56];&quot;&quot;)" office:value-type="float" office:value="0" calcext:value-type="float">
            <text:p>0</text:p>
          </table:table-cell>
          <table:table-cell table:formula="of:=IF(NOT(ISBLANK([.C57]))&amp;NOT(ISBLANK([.C57]));[.C57]-[.C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8]))&amp;NOT(ISBLANK([.B58]));[.B58]-[.B57];&quot;&quot;)" office:value-type="float" office:value="0" calcext:value-type="float">
            <text:p>0</text:p>
          </table:table-cell>
          <table:table-cell table:formula="of:=IF(NOT(ISBLANK([.C58]))&amp;NOT(ISBLANK([.C58]));[.C58]-[.C5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9]))&amp;NOT(ISBLANK([.B59]));[.B59]-[.B58];&quot;&quot;)" office:value-type="float" office:value="0" calcext:value-type="float">
            <text:p>0</text:p>
          </table:table-cell>
          <table:table-cell table:formula="of:=IF(NOT(ISBLANK([.C59]))&amp;NOT(ISBLANK([.C59]));[.C59]-[.C5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60]))&amp;NOT(ISBLANK([.B60]));[.B60]-[.B59];&quot;&quot;)" office:value-type="float" office:value="0" calcext:value-type="float">
            <text:p>0</text:p>
          </table:table-cell>
          <table:table-cell table:formula="of:=IF(NOT(ISBLANK([.C60]))&amp;NOT(ISBLANK([.C60]));[.C60]-[.C5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1]))&amp;NOT(ISBLANK([.B61]));[.B61]-[.B60];&quot;&quot;)" office:value-type="float" office:value="10" calcext:value-type="float">
            <text:p>10</text:p>
          </table:table-cell>
          <table:table-cell table:formula="of:=IF(NOT(ISBLANK([.C61]))&amp;NOT(ISBLANK([.C61]));[.C61]-[.C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2]))&amp;NOT(ISBLANK([.B62]));[.B62]-[.B61];&quot;&quot;)" office:value-type="float" office:value="0" calcext:value-type="float">
            <text:p>0</text:p>
          </table:table-cell>
          <table:table-cell table:formula="of:=IF(NOT(ISBLANK([.C62]))&amp;NOT(ISBLANK([.C62]));[.C62]-[.C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3]))&amp;NOT(ISBLANK([.B63]));[.B63]-[.B62];&quot;&quot;)" office:value-type="float" office:value="25" calcext:value-type="float">
            <text:p>25</text:p>
          </table:table-cell>
          <table:table-cell table:formula="of:=IF(NOT(ISBLANK([.C63]))&amp;NOT(ISBLANK([.C63]));[.C63]-[.C6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4]))&amp;NOT(ISBLANK([.B64]));[.B64]-[.B63];&quot;&quot;)" office:value-type="float" office:value="0" calcext:value-type="float">
            <text:p>0</text:p>
          </table:table-cell>
          <table:table-cell table:formula="of:=IF(NOT(ISBLANK([.C64]))&amp;NOT(ISBLANK([.C64]));[.C64]-[.C6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5]))&amp;NOT(ISBLANK([.B65]));[.B65]-[.B64];&quot;&quot;)" office:value-type="float" office:value="0" calcext:value-type="float">
            <text:p>0</text:p>
          </table:table-cell>
          <table:table-cell table:formula="of:=IF(NOT(ISBLANK([.C65]))&amp;NOT(ISBLANK([.C65]));[.C65]-[.C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6]))&amp;NOT(ISBLANK([.B66]));[.B66]-[.B65];&quot;&quot;)" office:value-type="float" office:value="0" calcext:value-type="float">
            <text:p>0</text:p>
          </table:table-cell>
          <table:table-cell table:formula="of:=IF(NOT(ISBLANK([.C66]))&amp;NOT(ISBLANK([.C66]));[.C66]-[.C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NOT(ISBLANK([.B67]))&amp;NOT(ISBLANK([.B67]));[.B67]-[.B66];&quot;&quot;)" office:value-type="float" office:value="3" calcext:value-type="float">
            <text:p>3</text:p>
          </table:table-cell>
          <table:table-cell table:formula="of:=IF(NOT(ISBLANK([.C67]))&amp;NOT(ISBLANK([.C67]));[.C67]-[.C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8]))&amp;NOT(ISBLANK([.B68]));[.B68]-[.B67];&quot;&quot;)" office:value-type="float" office:value="3" calcext:value-type="float">
            <text:p>3</text:p>
          </table:table-cell>
          <table:table-cell table:formula="of:=IF(NOT(ISBLANK([.C68]))&amp;NOT(ISBLANK([.C68]));[.C68]-[.C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9]))&amp;NOT(ISBLANK([.B69]));[.B69]-[.B68];&quot;&quot;)" office:value-type="float" office:value="0" calcext:value-type="float">
            <text:p>0</text:p>
          </table:table-cell>
          <table:table-cell table:formula="of:=IF(NOT(ISBLANK([.C69]))&amp;NOT(ISBLANK([.C69]));[.C69]-[.C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0]))&amp;NOT(ISBLANK([.B70]));[.B70]-[.B69];&quot;&quot;)" office:value-type="float" office:value="0" calcext:value-type="float">
            <text:p>0</text:p>
          </table:table-cell>
          <table:table-cell table:formula="of:=IF(NOT(ISBLANK([.C70]))&amp;NOT(ISBLANK([.C70]));[.C70]-[.C6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1]))&amp;NOT(ISBLANK([.B71]));[.B71]-[.B70];&quot;&quot;)" office:value-type="float" office:value="0" calcext:value-type="float">
            <text:p>0</text:p>
          </table:table-cell>
          <table:table-cell table:formula="of:=IF(NOT(ISBLANK([.C71]))&amp;NOT(ISBLANK([.C71]));[.C71]-[.C7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2]))&amp;NOT(ISBLANK([.B72]));[.B72]-[.B71];&quot;&quot;)" office:value-type="float" office:value="0" calcext:value-type="float">
            <text:p>0</text:p>
          </table:table-cell>
          <table:table-cell table:formula="of:=IF(NOT(ISBLANK([.C72]))&amp;NOT(ISBLANK([.C72]));[.C72]-[.C7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3]))&amp;NOT(ISBLANK([.B73]));[.B73]-[.B72];&quot;&quot;)" office:value-type="float" office:value="0" calcext:value-type="float">
            <text:p>0</text:p>
          </table:table-cell>
          <table:table-cell table:formula="of:=IF(NOT(ISBLANK([.C73]))&amp;NOT(ISBLANK([.C73]));[.C73]-[.C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4]))&amp;NOT(ISBLANK([.B74]));[.B74]-[.B73];&quot;&quot;)" office:value-type="float" office:value="0" calcext:value-type="float">
            <text:p>0</text:p>
          </table:table-cell>
          <table:table-cell table:formula="of:=IF(NOT(ISBLANK([.C74]))&amp;NOT(ISBLANK([.C74]));[.C74]-[.C7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5]))&amp;NOT(ISBLANK([.B75]));[.B75]-[.B74];&quot;&quot;)" office:value-type="float" office:value="0" calcext:value-type="float">
            <text:p>0</text:p>
          </table:table-cell>
          <table:table-cell table:formula="of:=IF(NOT(ISBLANK([.C75]))&amp;NOT(ISBLANK([.C75]));[.C75]-[.C7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NOT(ISBLANK([.B76]))&amp;NOT(ISBLANK([.B76]));[.B76]-[.B75];&quot;&quot;)" office:value-type="float" office:value="8" calcext:value-type="float">
            <text:p>8</text:p>
          </table:table-cell>
          <table:table-cell table:formula="of:=IF(NOT(ISBLANK([.C76]))&amp;NOT(ISBLANK([.C76]));[.C76]-[.C7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7]))&amp;NOT(ISBLANK([.B77]));[.B77]-[.B76];&quot;&quot;)" office:value-type="float" office:value="1" calcext:value-type="float">
            <text:p>1</text:p>
          </table:table-cell>
          <table:table-cell table:formula="of:=IF(NOT(ISBLANK([.C77]))&amp;NOT(ISBLANK([.C77]));[.C77]-[.C7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8]))&amp;NOT(ISBLANK([.B78]));[.B78]-[.B77];&quot;&quot;)" office:value-type="float" office:value="0" calcext:value-type="float">
            <text:p>0</text:p>
          </table:table-cell>
          <table:table-cell table:formula="of:=IF(NOT(ISBLANK([.C78]))&amp;NOT(ISBLANK([.C78]));[.C78]-[.C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9]))&amp;NOT(ISBLANK([.B79]));[.B79]-[.B78];&quot;&quot;)" office:value-type="float" office:value="0" calcext:value-type="float">
            <text:p>0</text:p>
          </table:table-cell>
          <table:table-cell table:formula="of:=IF(NOT(ISBLANK([.C79]))&amp;NOT(ISBLANK([.C79]));[.C79]-[.C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0]))&amp;NOT(ISBLANK([.B80]));[.B80]-[.B79];&quot;&quot;)" office:value-type="float" office:value="0" calcext:value-type="float">
            <text:p>0</text:p>
          </table:table-cell>
          <table:table-cell table:formula="of:=IF(NOT(ISBLANK([.C80]))&amp;NOT(ISBLANK([.C80]));[.C80]-[.C7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1]))&amp;NOT(ISBLANK([.B81]));[.B81]-[.B80];&quot;&quot;)" office:value-type="float" office:value="0" calcext:value-type="float">
            <text:p>0</text:p>
          </table:table-cell>
          <table:table-cell table:formula="of:=IF(NOT(ISBLANK([.C81]))&amp;NOT(ISBLANK([.C81]));[.C81]-[.C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2]))&amp;NOT(ISBLANK([.B82]));[.B82]-[.B81];&quot;&quot;)" office:value-type="float" office:value="0" calcext:value-type="float">
            <text:p>0</text:p>
          </table:table-cell>
          <table:table-cell table:formula="of:=IF(NOT(ISBLANK([.C82]))&amp;NOT(ISBLANK([.C82]));[.C82]-[.C8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3]))&amp;NOT(ISBLANK([.B83]));[.B83]-[.B82];&quot;&quot;)" office:value-type="float" office:value="0" calcext:value-type="float">
            <text:p>0</text:p>
          </table:table-cell>
          <table:table-cell table:formula="of:=IF(NOT(ISBLANK([.C83]))&amp;NOT(ISBLANK([.C83]));[.C83]-[.C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4]))&amp;NOT(ISBLANK([.B84]));[.B84]-[.B83];&quot;&quot;)" office:value-type="float" office:value="0" calcext:value-type="float">
            <text:p>0</text:p>
          </table:table-cell>
          <table:table-cell table:formula="of:=IF(NOT(ISBLANK([.C84]))&amp;NOT(ISBLANK([.C84]));[.C84]-[.C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5]))&amp;NOT(ISBLANK([.B85]));[.B85]-[.B84];&quot;&quot;)" office:value-type="float" office:value="0" calcext:value-type="float">
            <text:p>0</text:p>
          </table:table-cell>
          <table:table-cell table:formula="of:=IF(NOT(ISBLANK([.C85]))&amp;NOT(ISBLANK([.C85]));[.C85]-[.C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6]))&amp;NOT(ISBLANK([.B86]));[.B86]-[.B85];&quot;&quot;)" office:value-type="float" office:value="0" calcext:value-type="float">
            <text:p>0</text:p>
          </table:table-cell>
          <table:table-cell table:formula="of:=IF(NOT(ISBLANK([.C86]))&amp;NOT(ISBLANK([.C86]));[.C86]-[.C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7]))&amp;NOT(ISBLANK([.B87]));[.B87]-[.B86];&quot;&quot;)" office:value-type="float" office:value="2" calcext:value-type="float">
            <text:p>2</text:p>
          </table:table-cell>
          <table:table-cell table:formula="of:=IF(NOT(ISBLANK([.C87]))&amp;NOT(ISBLANK([.C87]));[.C87]-[.C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8]))&amp;NOT(ISBLANK([.B88]));[.B88]-[.B87];&quot;&quot;)" office:value-type="float" office:value="0" calcext:value-type="float">
            <text:p>0</text:p>
          </table:table-cell>
          <table:table-cell table:formula="of:=IF(NOT(ISBLANK([.C88]))&amp;NOT(ISBLANK([.C88]));[.C88]-[.C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9]))&amp;NOT(ISBLANK([.B89]));[.B89]-[.B88];&quot;&quot;)" office:value-type="float" office:value="0" calcext:value-type="float">
            <text:p>0</text:p>
          </table:table-cell>
          <table:table-cell table:formula="of:=IF(NOT(ISBLANK([.C89]))&amp;NOT(ISBLANK([.C89]));[.C89]-[.C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0]))&amp;NOT(ISBLANK([.B90]));[.B90]-[.B89];&quot;&quot;)" office:value-type="float" office:value="0" calcext:value-type="float">
            <text:p>0</text:p>
          </table:table-cell>
          <table:table-cell table:formula="of:=IF(NOT(ISBLANK([.C90]))&amp;NOT(ISBLANK([.C90]));[.C90]-[.C8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1]))&amp;NOT(ISBLANK([.B91]));[.B91]-[.B90];&quot;&quot;)" office:value-type="float" office:value="0" calcext:value-type="float">
            <text:p>0</text:p>
          </table:table-cell>
          <table:table-cell table:formula="of:=IF(NOT(ISBLANK([.C91]))&amp;NOT(ISBLANK([.C91]));[.C91]-[.C9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2]))&amp;NOT(ISBLANK([.B92]));[.B92]-[.B91];&quot;&quot;)" office:value-type="float" office:value="0" calcext:value-type="float">
            <text:p>0</text:p>
          </table:table-cell>
          <table:table-cell table:formula="of:=IF(NOT(ISBLANK([.C92]))&amp;NOT(ISBLANK([.C92]));[.C92]-[.C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3]))&amp;NOT(ISBLANK([.B93]));[.B93]-[.B92];&quot;&quot;)" office:value-type="float" office:value="0" calcext:value-type="float">
            <text:p>0</text:p>
          </table:table-cell>
          <table:table-cell table:formula="of:=IF(NOT(ISBLANK([.C93]))&amp;NOT(ISBLANK([.C93]));[.C93]-[.C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4]))&amp;NOT(ISBLANK([.B94]));[.B94]-[.B93];&quot;&quot;)" office:value-type="float" office:value="0" calcext:value-type="float">
            <text:p>0</text:p>
          </table:table-cell>
          <table:table-cell table:formula="of:=IF(NOT(ISBLANK([.C94]))&amp;NOT(ISBLANK([.C94]));[.C94]-[.C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5]))&amp;NOT(ISBLANK([.B95]));[.B95]-[.B94];&quot;&quot;)" office:value-type="float" office:value="0" calcext:value-type="float">
            <text:p>0</text:p>
          </table:table-cell>
          <table:table-cell table:formula="of:=IF(NOT(ISBLANK([.C95]))&amp;NOT(ISBLANK([.C95]));[.C95]-[.C9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6]))&amp;NOT(ISBLANK([.B96]));[.B96]-[.B95];&quot;&quot;)" office:value-type="float" office:value="0" calcext:value-type="float">
            <text:p>0</text:p>
          </table:table-cell>
          <table:table-cell table:formula="of:=IF(NOT(ISBLANK([.C96]))&amp;NOT(ISBLANK([.C96]));[.C96]-[.C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7]))&amp;NOT(ISBLANK([.B97]));[.B97]-[.B96];&quot;&quot;)" office:value-type="float" office:value="0" calcext:value-type="float">
            <text:p>0</text:p>
          </table:table-cell>
          <table:table-cell table:formula="of:=IF(NOT(ISBLANK([.C97]))&amp;NOT(ISBLANK([.C97]));[.C97]-[.C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8]))&amp;NOT(ISBLANK([.B98]));[.B98]-[.B97];&quot;&quot;)" office:value-type="float" office:value="0" calcext:value-type="float">
            <text:p>0</text:p>
          </table:table-cell>
          <table:table-cell table:formula="of:=IF(NOT(ISBLANK([.C98]))&amp;NOT(ISBLANK([.C98]));[.C98]-[.C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9]))&amp;NOT(ISBLANK([.B99]));[.B99]-[.B98];&quot;&quot;)" office:value-type="float" office:value="0" calcext:value-type="float">
            <text:p>0</text:p>
          </table:table-cell>
          <table:table-cell table:formula="of:=IF(NOT(ISBLANK([.C99]))&amp;NOT(ISBLANK([.C99]));[.C99]-[.C9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0]))&amp;NOT(ISBLANK([.B100]));[.B100]-[.B99];&quot;&quot;)" office:value-type="float" office:value="0" calcext:value-type="float">
            <text:p>0</text:p>
          </table:table-cell>
          <table:table-cell table:formula="of:=IF(NOT(ISBLANK([.C100]))&amp;NOT(ISBLANK([.C100]));[.C100]-[.C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1]))&amp;NOT(ISBLANK([.B101]));[.B101]-[.B100];&quot;&quot;)" office:value-type="float" office:value="0" calcext:value-type="float">
            <text:p>0</text:p>
          </table:table-cell>
          <table:table-cell table:formula="of:=IF(NOT(ISBLANK([.C101]))&amp;NOT(ISBLANK([.C101]));[.C101]-[.C1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2]))&amp;NOT(ISBLANK([.B102]));[.B102]-[.B101];&quot;&quot;)" office:value-type="float" office:value="0" calcext:value-type="float">
            <text:p>0</text:p>
          </table:table-cell>
          <table:table-cell table:formula="of:=IF(NOT(ISBLANK([.C102]))&amp;NOT(ISBLANK([.C102]));[.C102]-[.C10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3]))&amp;NOT(ISBLANK([.B103]));[.B103]-[.B102];&quot;&quot;)" office:value-type="float" office:value="0" calcext:value-type="float">
            <text:p>0</text:p>
          </table:table-cell>
          <table:table-cell table:formula="of:=IF(NOT(ISBLANK([.C103]))&amp;NOT(ISBLANK([.C103]));[.C103]-[.C1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4]))&amp;NOT(ISBLANK([.B104]));[.B104]-[.B103];&quot;&quot;)" office:value-type="float" office:value="0" calcext:value-type="float">
            <text:p>0</text:p>
          </table:table-cell>
          <table:table-cell table:formula="of:=IF(NOT(ISBLANK([.C104]))&amp;NOT(ISBLANK([.C104]));[.C104]-[.C1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5]))&amp;NOT(ISBLANK([.B105]));[.B105]-[.B104];&quot;&quot;)" office:value-type="float" office:value="0" calcext:value-type="float">
            <text:p>0</text:p>
          </table:table-cell>
          <table:table-cell table:formula="of:=IF(NOT(ISBLANK([.C105]))&amp;NOT(ISBLANK([.C105]));[.C105]-[.C1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6]))&amp;NOT(ISBLANK([.B106]));[.B106]-[.B105];&quot;&quot;)" office:value-type="float" office:value="0" calcext:value-type="float">
            <text:p>0</text:p>
          </table:table-cell>
          <table:table-cell table:formula="of:=IF(NOT(ISBLANK([.C106]))&amp;NOT(ISBLANK([.C106]));[.C106]-[.C10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7]))&amp;NOT(ISBLANK([.B107]));[.B107]-[.B106];&quot;&quot;)" office:value-type="float" office:value="0" calcext:value-type="float">
            <text:p>0</text:p>
          </table:table-cell>
          <table:table-cell table:formula="of:=IF(NOT(ISBLANK([.C107]))&amp;NOT(ISBLANK([.C107]));[.C107]-[.C1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8]))&amp;NOT(ISBLANK([.B108]));[.B108]-[.B107];&quot;&quot;)" office:value-type="float" office:value="0" calcext:value-type="float">
            <text:p>0</text:p>
          </table:table-cell>
          <table:table-cell table:formula="of:=IF(NOT(ISBLANK([.C108]))&amp;NOT(ISBLANK([.C108]));[.C108]-[.C1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9]))&amp;NOT(ISBLANK([.B109]));[.B109]-[.B108];&quot;&quot;)" office:value-type="float" office:value="0" calcext:value-type="float">
            <text:p>0</text:p>
          </table:table-cell>
          <table:table-cell table:formula="of:=IF(NOT(ISBLANK([.C109]))&amp;NOT(ISBLANK([.C109]));[.C109]-[.C1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0]))&amp;NOT(ISBLANK([.B110]));[.B110]-[.B109];&quot;&quot;)" office:value-type="float" office:value="0" calcext:value-type="float">
            <text:p>0</text:p>
          </table:table-cell>
          <table:table-cell table:formula="of:=IF(NOT(ISBLANK([.C110]))&amp;NOT(ISBLANK([.C110]));[.C110]-[.C1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1]))&amp;NOT(ISBLANK([.B111]));[.B111]-[.B110];&quot;&quot;)" office:value-type="float" office:value="0" calcext:value-type="float">
            <text:p>0</text:p>
          </table:table-cell>
          <table:table-cell table:formula="of:=IF(NOT(ISBLANK([.C111]))&amp;NOT(ISBLANK([.C111]));[.C111]-[.C1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2]))&amp;NOT(ISBLANK([.B112]));[.B112]-[.B111];&quot;&quot;)" office:value-type="float" office:value="0" calcext:value-type="float">
            <text:p>0</text:p>
          </table:table-cell>
          <table:table-cell table:formula="of:=IF(NOT(ISBLANK([.C112]))&amp;NOT(ISBLANK([.C112]));[.C112]-[.C1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3]))&amp;NOT(ISBLANK([.B113]));[.B113]-[.B112];&quot;&quot;)" office:value-type="float" office:value="0" calcext:value-type="float">
            <text:p>0</text:p>
          </table:table-cell>
          <table:table-cell table:formula="of:=IF(NOT(ISBLANK([.C113]))&amp;NOT(ISBLANK([.C113]));[.C113]-[.C1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4]))&amp;NOT(ISBLANK([.B114]));[.B114]-[.B113];&quot;&quot;)" office:value-type="float" office:value="0" calcext:value-type="float">
            <text:p>0</text:p>
          </table:table-cell>
          <table:table-cell table:formula="of:=IF(NOT(ISBLANK([.C114]))&amp;NOT(ISBLANK([.C114]));[.C114]-[.C1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5]))&amp;NOT(ISBLANK([.B115]));[.B115]-[.B114];&quot;&quot;)" office:value-type="float" office:value="0" calcext:value-type="float">
            <text:p>0</text:p>
          </table:table-cell>
          <table:table-cell table:formula="of:=IF(NOT(ISBLANK([.C115]))&amp;NOT(ISBLANK([.C115]));[.C115]-[.C1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6]))&amp;NOT(ISBLANK([.B116]));[.B116]-[.B115];&quot;&quot;)" office:value-type="float" office:value="0" calcext:value-type="float">
            <text:p>0</text:p>
          </table:table-cell>
          <table:table-cell table:formula="of:=IF(NOT(ISBLANK([.C116]))&amp;NOT(ISBLANK([.C116]));[.C116]-[.C1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7]))&amp;NOT(ISBLANK([.B117]));[.B117]-[.B116];&quot;&quot;)" office:value-type="float" office:value="0" calcext:value-type="float">
            <text:p>0</text:p>
          </table:table-cell>
          <table:table-cell table:formula="of:=IF(NOT(ISBLANK([.C117]))&amp;NOT(ISBLANK([.C117]));[.C117]-[.C1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8]))&amp;NOT(ISBLANK([.B118]));[.B118]-[.B117];&quot;&quot;)" office:value-type="float" office:value="0" calcext:value-type="float">
            <text:p>0</text:p>
          </table:table-cell>
          <table:table-cell table:formula="of:=IF(NOT(ISBLANK([.C118]))&amp;NOT(ISBLANK([.C118]));[.C118]-[.C1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9]))&amp;NOT(ISBLANK([.B119]));[.B119]-[.B118];&quot;&quot;)" office:value-type="float" office:value="0" calcext:value-type="float">
            <text:p>0</text:p>
          </table:table-cell>
          <table:table-cell table:formula="of:=IF(NOT(ISBLANK([.C119]))&amp;NOT(ISBLANK([.C119]));[.C119]-[.C1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0]))&amp;NOT(ISBLANK([.B120]));[.B120]-[.B119];&quot;&quot;)" office:value-type="float" office:value="0" calcext:value-type="float">
            <text:p>0</text:p>
          </table:table-cell>
          <table:table-cell table:formula="of:=IF(NOT(ISBLANK([.C120]))&amp;NOT(ISBLANK([.C120]));[.C120]-[.C1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1]))&amp;NOT(ISBLANK([.B121]));[.B121]-[.B120];&quot;&quot;)" office:value-type="float" office:value="0" calcext:value-type="float">
            <text:p>0</text:p>
          </table:table-cell>
          <table:table-cell table:formula="of:=IF(NOT(ISBLANK([.C121]))&amp;NOT(ISBLANK([.C121]));[.C121]-[.C1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2]))&amp;NOT(ISBLANK([.B122]));[.B122]-[.B121];&quot;&quot;)" office:value-type="float" office:value="2" calcext:value-type="float">
            <text:p>2</text:p>
          </table:table-cell>
          <table:table-cell table:formula="of:=IF(NOT(ISBLANK([.C122]))&amp;NOT(ISBLANK([.C122]));[.C122]-[.C1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3]))&amp;NOT(ISBLANK([.B123]));[.B123]-[.B122];&quot;&quot;)" office:value-type="float" office:value="0" calcext:value-type="float">
            <text:p>0</text:p>
          </table:table-cell>
          <table:table-cell table:formula="of:=IF(NOT(ISBLANK([.C123]))&amp;NOT(ISBLANK([.C123]));[.C123]-[.C1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4]))&amp;NOT(ISBLANK([.B124]));[.B124]-[.B123];&quot;&quot;)" office:value-type="float" office:value="1" calcext:value-type="float">
            <text:p>1</text:p>
          </table:table-cell>
          <table:table-cell table:formula="of:=IF(NOT(ISBLANK([.C124]))&amp;NOT(ISBLANK([.C124]));[.C124]-[.C1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5]))&amp;NOT(ISBLANK([.B125]));[.B125]-[.B124];&quot;&quot;)" office:value-type="float" office:value="0" calcext:value-type="float">
            <text:p>0</text:p>
          </table:table-cell>
          <table:table-cell table:formula="of:=IF(NOT(ISBLANK([.C125]))&amp;NOT(ISBLANK([.C125]));[.C125]-[.C1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6]))&amp;NOT(ISBLANK([.B126]));[.B126]-[.B125];&quot;&quot;)" office:value-type="float" office:value="0" calcext:value-type="float">
            <text:p>0</text:p>
          </table:table-cell>
          <table:table-cell table:formula="of:=IF(NOT(ISBLANK([.C126]))&amp;NOT(ISBLANK([.C126]));[.C126]-[.C1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7]))&amp;NOT(ISBLANK([.B127]));[.B127]-[.B126];&quot;&quot;)" office:value-type="float" office:value="1" calcext:value-type="float">
            <text:p>1</text:p>
          </table:table-cell>
          <table:table-cell table:formula="of:=IF(NOT(ISBLANK([.C127]))&amp;NOT(ISBLANK([.C127]));[.C127]-[.C1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8]))&amp;NOT(ISBLANK([.B128]));[.B128]-[.B127];&quot;&quot;)" office:value-type="float" office:value="0" calcext:value-type="float">
            <text:p>0</text:p>
          </table:table-cell>
          <table:table-cell table:formula="of:=IF(NOT(ISBLANK([.C128]))&amp;NOT(ISBLANK([.C128]));[.C128]-[.C1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9]))&amp;NOT(ISBLANK([.B129]));[.B129]-[.B128];&quot;&quot;)" office:value-type="float" office:value="0" calcext:value-type="float">
            <text:p>0</text:p>
          </table:table-cell>
          <table:table-cell table:formula="of:=IF(NOT(ISBLANK([.C129]))&amp;NOT(ISBLANK([.C129]));[.C129]-[.C1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0]))&amp;NOT(ISBLANK([.B130]));[.B130]-[.B129];&quot;&quot;)" office:value-type="float" office:value="0" calcext:value-type="float">
            <text:p>0</text:p>
          </table:table-cell>
          <table:table-cell table:formula="of:=IF(NOT(ISBLANK([.C130]))&amp;NOT(ISBLANK([.C130]));[.C130]-[.C1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1]))&amp;NOT(ISBLANK([.B131]));[.B131]-[.B130];&quot;&quot;)" office:value-type="float" office:value="0" calcext:value-type="float">
            <text:p>0</text:p>
          </table:table-cell>
          <table:table-cell table:formula="of:=IF(NOT(ISBLANK([.C131]))&amp;NOT(ISBLANK([.C131]));[.C131]-[.C1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2]))&amp;NOT(ISBLANK([.B132]));[.B132]-[.B131];&quot;&quot;)" office:value-type="float" office:value="0" calcext:value-type="float">
            <text:p>0</text:p>
          </table:table-cell>
          <table:table-cell table:formula="of:=IF(NOT(ISBLANK([.C132]))&amp;NOT(ISBLANK([.C132]));[.C132]-[.C1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3]))&amp;NOT(ISBLANK([.B133]));[.B133]-[.B132];&quot;&quot;)" office:value-type="float" office:value="2" calcext:value-type="float">
            <text:p>2</text:p>
          </table:table-cell>
          <table:table-cell table:formula="of:=IF(NOT(ISBLANK([.C133]))&amp;NOT(ISBLANK([.C133]));[.C133]-[.C1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4]))&amp;NOT(ISBLANK([.B134]));[.B134]-[.B133];&quot;&quot;)" office:value-type="float" office:value="0" calcext:value-type="float">
            <text:p>0</text:p>
          </table:table-cell>
          <table:table-cell table:formula="of:=IF(NOT(ISBLANK([.C134]))&amp;NOT(ISBLANK([.C134]));[.C134]-[.C1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5]))&amp;NOT(ISBLANK([.B135]));[.B135]-[.B134];&quot;&quot;)" office:value-type="float" office:value="0" calcext:value-type="float">
            <text:p>0</text:p>
          </table:table-cell>
          <table:table-cell table:formula="of:=IF(NOT(ISBLANK([.C135]))&amp;NOT(ISBLANK([.C135]));[.C135]-[.C1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6]))&amp;NOT(ISBLANK([.B136]));[.B136]-[.B135];&quot;&quot;)" office:value-type="float" office:value="0" calcext:value-type="float">
            <text:p>0</text:p>
          </table:table-cell>
          <table:table-cell table:formula="of:=IF(NOT(ISBLANK([.C136]))&amp;NOT(ISBLANK([.C136]));[.C136]-[.C1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7]))&amp;NOT(ISBLANK([.B137]));[.B137]-[.B136];&quot;&quot;)" office:value-type="float" office:value="0" calcext:value-type="float">
            <text:p>0</text:p>
          </table:table-cell>
          <table:table-cell table:formula="of:=IF(NOT(ISBLANK([.C137]))&amp;NOT(ISBLANK([.C137]));[.C137]-[.C1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8]))&amp;NOT(ISBLANK([.B138]));[.B138]-[.B137];&quot;&quot;)" office:value-type="float" office:value="0" calcext:value-type="float">
            <text:p>0</text:p>
          </table:table-cell>
          <table:table-cell table:formula="of:=IF(NOT(ISBLANK([.C138]))&amp;NOT(ISBLANK([.C138]));[.C138]-[.C1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9]))&amp;NOT(ISBLANK([.B139]));[.B139]-[.B138];&quot;&quot;)" office:value-type="float" office:value="0" calcext:value-type="float">
            <text:p>0</text:p>
          </table:table-cell>
          <table:table-cell table:formula="of:=IF(NOT(ISBLANK([.C139]))&amp;NOT(ISBLANK([.C139]));[.C139]-[.C1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0]))&amp;NOT(ISBLANK([.B140]));[.B140]-[.B139];&quot;&quot;)" office:value-type="float" office:value="0" calcext:value-type="float">
            <text:p>0</text:p>
          </table:table-cell>
          <table:table-cell table:formula="of:=IF(NOT(ISBLANK([.C140]))&amp;NOT(ISBLANK([.C140]));[.C140]-[.C1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1]))&amp;NOT(ISBLANK([.B141]));[.B141]-[.B140];&quot;&quot;)" office:value-type="float" office:value="0" calcext:value-type="float">
            <text:p>0</text:p>
          </table:table-cell>
          <table:table-cell table:formula="of:=IF(NOT(ISBLANK([.C141]))&amp;NOT(ISBLANK([.C141]));[.C141]-[.C1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2]))&amp;NOT(ISBLANK([.B142]));[.B142]-[.B141];&quot;&quot;)" office:value-type="float" office:value="0" calcext:value-type="float">
            <text:p>0</text:p>
          </table:table-cell>
          <table:table-cell table:formula="of:=IF(NOT(ISBLANK([.C142]))&amp;NOT(ISBLANK([.C142]));[.C142]-[.C1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3]))&amp;NOT(ISBLANK([.B143]));[.B143]-[.B142];&quot;&quot;)" office:value-type="float" office:value="3" calcext:value-type="float">
            <text:p>3</text:p>
          </table:table-cell>
          <table:table-cell table:formula="of:=IF(NOT(ISBLANK([.C143]))&amp;NOT(ISBLANK([.C143]));[.C143]-[.C1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4]))&amp;NOT(ISBLANK([.B144]));[.B144]-[.B143];&quot;&quot;)" office:value-type="float" office:value="0" calcext:value-type="float">
            <text:p>0</text:p>
          </table:table-cell>
          <table:table-cell table:formula="of:=IF(NOT(ISBLANK([.C144]))&amp;NOT(ISBLANK([.C144]));[.C144]-[.C1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5]))&amp;NOT(ISBLANK([.B145]));[.B145]-[.B144];&quot;&quot;)" office:value-type="float" office:value="0" calcext:value-type="float">
            <text:p>0</text:p>
          </table:table-cell>
          <table:table-cell table:formula="of:=IF(NOT(ISBLANK([.C145]))&amp;NOT(ISBLANK([.C145]));[.C145]-[.C1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6]))&amp;NOT(ISBLANK([.B146]));[.B146]-[.B145];&quot;&quot;)" office:value-type="float" office:value="0" calcext:value-type="float">
            <text:p>0</text:p>
          </table:table-cell>
          <table:table-cell table:formula="of:=IF(NOT(ISBLANK([.C146]))&amp;NOT(ISBLANK([.C146]));[.C146]-[.C1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NOT(ISBLANK([.B147]))&amp;NOT(ISBLANK([.B147]));[.B147]-[.B146];&quot;&quot;)" office:value-type="float" office:value="1" calcext:value-type="float">
            <text:p>1</text:p>
          </table:table-cell>
          <table:table-cell table:formula="of:=IF(NOT(ISBLANK([.C147]))&amp;NOT(ISBLANK([.C147]));[.C147]-[.C1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8]))&amp;NOT(ISBLANK([.B148]));[.B148]-[.B147];&quot;&quot;)" office:value-type="float" office:value="1" calcext:value-type="float">
            <text:p>1</text:p>
          </table:table-cell>
          <table:table-cell table:formula="of:=IF(NOT(ISBLANK([.C148]))&amp;NOT(ISBLANK([.C148]));[.C148]-[.C1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9]))&amp;NOT(ISBLANK([.B149]));[.B149]-[.B148];&quot;&quot;)" office:value-type="float" office:value="0" calcext:value-type="float">
            <text:p>0</text:p>
          </table:table-cell>
          <table:table-cell table:formula="of:=IF(NOT(ISBLANK([.C149]))&amp;NOT(ISBLANK([.C149]));[.C149]-[.C1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50]))&amp;NOT(ISBLANK([.B150]));[.B150]-[.B149];&quot;&quot;)" office:value-type="float" office:value="0" calcext:value-type="float">
            <text:p>0</text:p>
          </table:table-cell>
          <table:table-cell table:formula="of:=IF(NOT(ISBLANK([.C150]))&amp;NOT(ISBLANK([.C150]));[.C150]-[.C1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NOT(ISBLANK([.B151]))&amp;NOT(ISBLANK([.B151]));[.B151]-[.B150];&quot;&quot;)" office:value-type="float" office:value="8" calcext:value-type="float">
            <text:p>8</text:p>
          </table:table-cell>
          <table:table-cell table:formula="of:=IF(NOT(ISBLANK([.C151]))&amp;NOT(ISBLANK([.C151]));[.C151]-[.C1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NOT(ISBLANK([.B152]))&amp;NOT(ISBLANK([.B152]));[.B152]-[.B151];&quot;&quot;)" office:value-type="float" office:value="9" calcext:value-type="float">
            <text:p>9</text:p>
          </table:table-cell>
          <table:table-cell table:formula="of:=IF(NOT(ISBLANK([.C152]))&amp;NOT(ISBLANK([.C152]));[.C152]-[.C1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NOT(ISBLANK([.B153]))&amp;NOT(ISBLANK([.B153]));[.B153]-[.B152];&quot;&quot;)">
            <text:p/>
          </table:table-cell>
          <table:table-cell table:formula="of:=IF(NOT(ISBLANK([.C153]))&amp;NOT(ISBLANK([.C153]));[.C153]-[.C1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4]))&amp;NOT(ISBLANK([.B154]));[.B154]-[.B153];&quot;&quot;)" office:value-type="float" office:value="109" calcext:value-type="float">
            <text:p>109</text:p>
          </table:table-cell>
          <table:table-cell table:formula="of:=IF(NOT(ISBLANK([.C154]))&amp;NOT(ISBLANK([.C154]));[.C154]-[.C1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5]))&amp;NOT(ISBLANK([.B155]));[.B155]-[.B154];&quot;&quot;)" office:value-type="float" office:value="0" calcext:value-type="float">
            <text:p>0</text:p>
          </table:table-cell>
          <table:table-cell table:formula="of:=IF(NOT(ISBLANK([.C155]))&amp;NOT(ISBLANK([.C155]));[.C155]-[.C1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6]))&amp;NOT(ISBLANK([.B156]));[.B156]-[.B155];&quot;&quot;)" office:value-type="float" office:value="0" calcext:value-type="float">
            <text:p>0</text:p>
          </table:table-cell>
          <table:table-cell table:formula="of:=IF(NOT(ISBLANK([.C156]))&amp;NOT(ISBLANK([.C156]));[.C156]-[.C1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7]))&amp;NOT(ISBLANK([.B157]));[.B157]-[.B156];&quot;&quot;)" office:value-type="float" office:value="0" calcext:value-type="float">
            <text:p>0</text:p>
          </table:table-cell>
          <table:table-cell table:formula="of:=IF(NOT(ISBLANK([.C157]))&amp;NOT(ISBLANK([.C157]));[.C157]-[.C1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number-columns-repeated="2"/>
          <table:table-cell table:formula="of:=IF(NOT(ISBLANK([.B158]))&amp;NOT(ISBLANK([.B158]));[.B158]-[.B157];&quot;&quot;)">
            <text:p/>
          </table:table-cell>
          <table:table-cell table:formula="of:=IF(NOT(ISBLANK([.C158]))&amp;NOT(ISBLANK([.C158]));[.C158]-[.C157];&quot;&quot;)">
            <text:p/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formula="of:=IF(NOT(ISBLANK([.B159]))&amp;NOT(ISBLANK([.B159]));[.B159]-[.B158];&quot;&quot;)" office:value-type="float" office:value="125" calcext:value-type="float">
            <text:p>125</text:p>
          </table:table-cell>
          <table:table-cell table:formula="of:=IF(NOT(ISBLANK([.C159]))&amp;NOT(ISBLANK([.C159]));[.C159]-[.C158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formula="of:=IF(NOT(ISBLANK([.B160]))&amp;NOT(ISBLANK([.B160]));[.B160]-[.B159];&quot;&quot;)" office:value-type="float" office:value="67" calcext:value-type="float">
            <text:p>67</text:p>
          </table:table-cell>
          <table:table-cell table:formula="of:=IF(NOT(ISBLANK([.C160]))&amp;NOT(ISBLANK([.C160]));[.C160]-[.C15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IF(NOT(ISBLANK([.B161]))&amp;NOT(ISBLANK([.B161]));[.B161]-[.B160];&quot;&quot;)" office:value-type="float" office:value="29" calcext:value-type="float">
            <text:p>29</text:p>
          </table:table-cell>
          <table:table-cell table:formula="of:=IF(NOT(ISBLANK([.C161]))&amp;NOT(ISBLANK([.C161]));[.C161]-[.C1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IF(NOT(ISBLANK([.B162]))&amp;NOT(ISBLANK([.B162]));[.B162]-[.B161];&quot;&quot;)" office:value-type="float" office:value="36" calcext:value-type="float">
            <text:p>36</text:p>
          </table:table-cell>
          <table:table-cell table:formula="of:=IF(NOT(ISBLANK([.C162]))&amp;NOT(ISBLANK([.C162]));[.C162]-[.C1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/>
          <table:table-cell table:formula="of:=IF(NOT(ISBLANK([.B163]))&amp;NOT(ISBLANK([.B163]));[.B163]-[.B162];&quot;&quot;)">
            <text:p/>
          </table:table-cell>
          <table:table-cell table:formula="of:=IF(NOT(ISBLANK([.C163]))&amp;NOT(ISBLANK([.C163]));[.C163]-[.C162];&quot;&quot;)">
            <text:p/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formula="of:=IF(NOT(ISBLANK([.B164]))&amp;NOT(ISBLANK([.B164]));[.B164]-[.B163];&quot;&quot;)" office:value-type="float" office:value="356" calcext:value-type="float">
            <text:p>356</text:p>
          </table:table-cell>
          <table:table-cell table:formula="of:=IF(NOT(ISBLANK([.C164]))&amp;NOT(ISBLANK([.C164]));[.C164]-[.C163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IF(NOT(ISBLANK([.B165]))&amp;NOT(ISBLANK([.B165]));[.B165]-[.B164];&quot;&quot;)" office:value-type="float" office:value="44" calcext:value-type="float">
            <text:p>44</text:p>
          </table:table-cell>
          <table:table-cell table:formula="of:=IF(NOT(ISBLANK([.C165]))&amp;NOT(ISBLANK([.C165]));[.C165]-[.C1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formula="of:=IF(NOT(ISBLANK([.B166]))&amp;NOT(ISBLANK([.B166]));[.B166]-[.B165];&quot;&quot;)" office:value-type="float" office:value="83" calcext:value-type="float">
            <text:p>83</text:p>
          </table:table-cell>
          <table:table-cell table:formula="of:=IF(NOT(ISBLANK([.C166]))&amp;NOT(ISBLANK([.C166]));[.C166]-[.C1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formula="of:=IF(NOT(ISBLANK([.B167]))&amp;NOT(ISBLANK([.B167]));[.B167]-[.B166];&quot;&quot;)" office:value-type="float" office:value="98" calcext:value-type="float">
            <text:p>98</text:p>
          </table:table-cell>
          <table:table-cell table:formula="of:=IF(NOT(ISBLANK([.C167]))&amp;NOT(ISBLANK([.C167]));[.C167]-[.C1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table:formula="of:=IF(NOT(ISBLANK([.B168]))&amp;NOT(ISBLANK([.B168]));[.B168]-[.B167];&quot;&quot;)" office:value-type="float" office:value="116" calcext:value-type="float">
            <text:p>116</text:p>
          </table:table-cell>
          <table:table-cell table:formula="of:=IF(NOT(ISBLANK([.C168]))&amp;NOT(ISBLANK([.C168]));[.C168]-[.C1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IF(NOT(ISBLANK([.B169]))&amp;NOT(ISBLANK([.B169]));[.B169]-[.B168];&quot;&quot;)" office:value-type="float" office:value="110" calcext:value-type="float">
            <text:p>110</text:p>
          </table:table-cell>
          <table:table-cell table:formula="of:=IF(NOT(ISBLANK([.C169]))&amp;NOT(ISBLANK([.C169]));[.C169]-[.C1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969" calcext:value-type="float">
            <text:p>969</text:p>
          </table:table-cell>
          <table:table-cell office:value-type="float" office:value="7" calcext:value-type="float">
            <text:p>7</text:p>
          </table:table-cell>
          <table:table-cell table:formula="of:=IF(NOT(ISBLANK([.B170]))&amp;NOT(ISBLANK([.B170]));[.B170]-[.B169];&quot;&quot;)" office:value-type="float" office:value="162" calcext:value-type="float">
            <text:p>162</text:p>
          </table:table-cell>
          <table:table-cell table:formula="of:=IF(NOT(ISBLANK([.C170]))&amp;NOT(ISBLANK([.C170]));[.C170]-[.C16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table:formula="of:=IF(NOT(ISBLANK([.B171]))&amp;NOT(ISBLANK([.B171]));[.B171]-[.B170];&quot;&quot;)" office:value-type="float" office:value="182" calcext:value-type="float">
            <text:p>182</text:p>
          </table:table-cell>
          <table:table-cell table:formula="of:=IF(NOT(ISBLANK([.C171]))&amp;NOT(ISBLANK([.C171]));[.C171]-[.C170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269" calcext:value-type="float">
            <text:p>1269</text:p>
          </table:table-cell>
          <table:table-cell office:value-type="float" office:value="9" calcext:value-type="float">
            <text:p>9</text:p>
          </table:table-cell>
          <table:table-cell table:formula="of:=IF(NOT(ISBLANK([.B172]))&amp;NOT(ISBLANK([.B172]));[.B172]-[.B171];&quot;&quot;)" office:value-type="float" office:value="118" calcext:value-type="float">
            <text:p>118</text:p>
          </table:table-cell>
          <table:table-cell table:formula="of:=IF(NOT(ISBLANK([.C172]))&amp;NOT(ISBLANK([.C172]));[.C172]-[.C17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formula="of:=IF(NOT(ISBLANK([.B173]))&amp;NOT(ISBLANK([.B173]));[.B173]-[.B172];&quot;&quot;)" office:value-type="float" office:value="87" calcext:value-type="float">
            <text:p>87</text:p>
          </table:table-cell>
          <table:table-cell table:formula="of:=IF(NOT(ISBLANK([.C173]))&amp;NOT(ISBLANK([.C173]));[.C173]-[.C1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table:formula="of:=IF(NOT(ISBLANK([.B174]))&amp;NOT(ISBLANK([.B174]));[.B174]-[.B173];&quot;&quot;)" office:value-type="float" office:value="195" calcext:value-type="float">
            <text:p>195</text:p>
          </table:table-cell>
          <table:table-cell table:formula="of:=IF(NOT(ISBLANK([.C174]))&amp;NOT(ISBLANK([.C174]));[.C174]-[.C17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table:formula="of:=IF(NOT(ISBLANK([.B175]))&amp;NOT(ISBLANK([.B175]));[.B175]-[.B174];&quot;&quot;)" office:value-type="float" office:value="80" calcext:value-type="float">
            <text:p>80</text:p>
          </table:table-cell>
          <table:table-cell table:formula="of:=IF(NOT(ISBLANK([.C175]))&amp;NOT(ISBLANK([.C175]));[.C175]-[.C17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table:formula="of:=IF(NOT(ISBLANK([.B176]))&amp;NOT(ISBLANK([.B176]));[.B176]-[.B175];&quot;&quot;)" office:value-type="float" office:value="88" calcext:value-type="float">
            <text:p>88</text:p>
          </table:table-cell>
          <table:table-cell table:formula="of:=IF(NOT(ISBLANK([.C176]))&amp;NOT(ISBLANK([.C176]));[.C176]-[.C17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table:formula="of:=IF(NOT(ISBLANK([.B177]))&amp;NOT(ISBLANK([.B177]));[.B177]-[.B176];&quot;&quot;)" office:value-type="float" office:value="100" calcext:value-type="float">
            <text:p>100</text:p>
          </table:table-cell>
          <table:table-cell table:formula="of:=IF(NOT(ISBLANK([.C177]))&amp;NOT(ISBLANK([.C177]));[.C177]-[.C176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927" calcext:value-type="float">
            <text:p>1927</text:p>
          </table:table-cell>
          <table:table-cell office:value-type="float" office:value="15" calcext:value-type="float">
            <text:p>15</text:p>
          </table:table-cell>
          <table:table-cell table:formula="of:=IF(NOT(ISBLANK([.B178]))&amp;NOT(ISBLANK([.B178]));[.B178]-[.B177];&quot;&quot;)" office:value-type="float" office:value="108" calcext:value-type="float">
            <text:p>108</text:p>
          </table:table-cell>
          <table:table-cell table:formula="of:=IF(NOT(ISBLANK([.C178]))&amp;NOT(ISBLANK([.C178]));[.C178]-[.C1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table:formula="of:=IF(NOT(ISBLANK([.B179]))&amp;NOT(ISBLANK([.B179]));[.B179]-[.B178];&quot;&quot;)" office:value-type="float" office:value="79" calcext:value-type="float">
            <text:p>79</text:p>
          </table:table-cell>
          <table:table-cell table:formula="of:=IF(NOT(ISBLANK([.C179]))&amp;NOT(ISBLANK([.C179]));[.C179]-[.C1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formula="of:=IF(NOT(ISBLANK([.B180]))&amp;NOT(ISBLANK([.B180]));[.B180]-[.B179];&quot;&quot;)" office:value-type="float" office:value="94" calcext:value-type="float">
            <text:p>94</text:p>
          </table:table-cell>
          <table:table-cell table:formula="of:=IF(NOT(ISBLANK([.C180]))&amp;NOT(ISBLANK([.C180]));[.C180]-[.C17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  <table:table-cell table:formula="of:=IF(NOT(ISBLANK([.B181]))&amp;NOT(ISBLANK([.B181]));[.B181]-[.B180];&quot;&quot;)" office:value-type="float" office:value="76" calcext:value-type="float">
            <text:p>76</text:p>
          </table:table-cell>
          <table:table-cell table:formula="of:=IF(NOT(ISBLANK([.C181]))&amp;NOT(ISBLANK([.C181]));[.C181]-[.C1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2223" calcext:value-type="float">
            <text:p>2223</text:p>
          </table:table-cell>
          <table:table-cell office:value-type="float" office:value="17" calcext:value-type="float">
            <text:p>17</text:p>
          </table:table-cell>
          <table:table-cell table:formula="of:=IF(NOT(ISBLANK([.B182]))&amp;NOT(ISBLANK([.B182]));[.B182]-[.B181];&quot;&quot;)" office:value-type="float" office:value="47" calcext:value-type="float">
            <text:p>47</text:p>
          </table:table-cell>
          <table:table-cell table:formula="of:=IF(NOT(ISBLANK([.C182]))&amp;NOT(ISBLANK([.C182]));[.C182]-[.C18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2313" calcext:value-type="float">
            <text:p>2313</text:p>
          </table:table-cell>
          <table:table-cell office:value-type="float" office:value="17" calcext:value-type="float">
            <text:p>17</text:p>
          </table:table-cell>
          <table:table-cell table:formula="of:=IF(NOT(ISBLANK([.B183]))&amp;NOT(ISBLANK([.B183]));[.B183]-[.B182];&quot;&quot;)" office:value-type="float" office:value="90" calcext:value-type="float">
            <text:p>90</text:p>
          </table:table-cell>
          <table:table-cell table:formula="of:=IF(NOT(ISBLANK([.C183]))&amp;NOT(ISBLANK([.C183]));[.C183]-[.C1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table:formula="of:=IF(NOT(ISBLANK([.B184]))&amp;NOT(ISBLANK([.B184]));[.B184]-[.B183];&quot;&quot;)" office:value-type="float" office:value="45" calcext:value-type="float">
            <text:p>45</text:p>
          </table:table-cell>
          <table:table-cell table:formula="of:=IF(NOT(ISBLANK([.C184]))&amp;NOT(ISBLANK([.C184]));[.C184]-[.C1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400" calcext:value-type="float">
            <text:p>2400</text:p>
          </table:table-cell>
          <table:table-cell office:value-type="float" office:value="17" calcext:value-type="float">
            <text:p>17</text:p>
          </table:table-cell>
          <table:table-cell table:formula="of:=IF(NOT(ISBLANK([.B185]))&amp;NOT(ISBLANK([.B185]));[.B185]-[.B184];&quot;&quot;)" office:value-type="float" office:value="42" calcext:value-type="float">
            <text:p>42</text:p>
          </table:table-cell>
          <table:table-cell table:formula="of:=IF(NOT(ISBLANK([.C185]))&amp;NOT(ISBLANK([.C185]));[.C185]-[.C1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2445" calcext:value-type="float">
            <text:p>2445</text:p>
          </table:table-cell>
          <table:table-cell office:value-type="float" office:value="17" calcext:value-type="float">
            <text:p>17</text:p>
          </table:table-cell>
          <table:table-cell table:formula="of:=IF(NOT(ISBLANK([.B186]))&amp;NOT(ISBLANK([.B186]));[.B186]-[.B185];&quot;&quot;)" office:value-type="float" office:value="45" calcext:value-type="float">
            <text:p>45</text:p>
          </table:table-cell>
          <table:table-cell table:formula="of:=IF(NOT(ISBLANK([.C186]))&amp;NOT(ISBLANK([.C186]));[.C186]-[.C1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2518" calcext:value-type="float">
            <text:p>2518</text:p>
          </table:table-cell>
          <table:table-cell office:value-type="float" office:value="17" calcext:value-type="float">
            <text:p>17</text:p>
          </table:table-cell>
          <table:table-cell table:formula="of:=IF(NOT(ISBLANK([.B187]))&amp;NOT(ISBLANK([.B187]));[.B187]-[.B186];&quot;&quot;)" office:value-type="float" office:value="73" calcext:value-type="float">
            <text:p>73</text:p>
          </table:table-cell>
          <table:table-cell table:formula="of:=IF(NOT(ISBLANK([.C187]))&amp;NOT(ISBLANK([.C187]));[.C187]-[.C1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2613" calcext:value-type="float">
            <text:p>2613</text:p>
          </table:table-cell>
          <table:table-cell office:value-type="float" office:value="17" calcext:value-type="float">
            <text:p>17</text:p>
          </table:table-cell>
          <table:table-cell table:formula="of:=IF(NOT(ISBLANK([.B188]))&amp;NOT(ISBLANK([.B188]));[.B188]-[.B187];&quot;&quot;)" office:value-type="float" office:value="95" calcext:value-type="float">
            <text:p>95</text:p>
          </table:table-cell>
          <table:table-cell table:formula="of:=IF(NOT(ISBLANK([.C188]))&amp;NOT(ISBLANK([.C188]));[.C188]-[.C1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table:formula="of:=IF(NOT(ISBLANK([.B189]))&amp;NOT(ISBLANK([.B189]));[.B189]-[.B188];&quot;&quot;)" office:value-type="float" office:value="45" calcext:value-type="float">
            <text:p>45</text:p>
          </table:table-cell>
          <table:table-cell table:formula="of:=IF(NOT(ISBLANK([.C189]))&amp;NOT(ISBLANK([.C189]));[.C189]-[.C1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725" calcext:value-type="float">
            <text:p>2725</text:p>
          </table:table-cell>
          <table:table-cell office:value-type="float" office:value="19" calcext:value-type="float">
            <text:p>19</text:p>
          </table:table-cell>
          <table:table-cell table:formula="of:=IF(NOT(ISBLANK([.B190]))&amp;NOT(ISBLANK([.B190]));[.B190]-[.B189];&quot;&quot;)" office:value-type="float" office:value="67" calcext:value-type="float">
            <text:p>67</text:p>
          </table:table-cell>
          <table:table-cell table:formula="of:=IF(NOT(ISBLANK([.C190]))&amp;NOT(ISBLANK([.C190]));[.C190]-[.C18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table:formula="of:=IF(NOT(ISBLANK([.B191]))&amp;NOT(ISBLANK([.B191]));[.B191]-[.B190];&quot;&quot;)" office:value-type="float" office:value="66" calcext:value-type="float">
            <text:p>66</text:p>
          </table:table-cell>
          <table:table-cell table:formula="of:=IF(NOT(ISBLANK([.C191]))&amp;NOT(ISBLANK([.C191]));[.C191]-[.C190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2826" calcext:value-type="float">
            <text:p>2826</text:p>
          </table:table-cell>
          <table:table-cell office:value-type="float" office:value="21" calcext:value-type="float">
            <text:p>21</text:p>
          </table:table-cell>
          <table:table-cell table:formula="of:=IF(NOT(ISBLANK([.B192]))&amp;NOT(ISBLANK([.B192]));[.B192]-[.B191];&quot;&quot;)" office:value-type="float" office:value="35" calcext:value-type="float">
            <text:p>35</text:p>
          </table:table-cell>
          <table:table-cell table:formula="of:=IF(NOT(ISBLANK([.C192]))&amp;NOT(ISBLANK([.C192]));[.C192]-[.C1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formula="of:=IF(NOT(ISBLANK([.B193]))&amp;NOT(ISBLANK([.B193]));[.B193]-[.B192];&quot;&quot;)" office:value-type="float" office:value="85" calcext:value-type="float">
            <text:p>85</text:p>
          </table:table-cell>
          <table:table-cell table:formula="of:=IF(NOT(ISBLANK([.C193]))&amp;NOT(ISBLANK([.C193]));[.C193]-[.C1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table:formula="of:=IF(NOT(ISBLANK([.B194]))&amp;NOT(ISBLANK([.B194]));[.B194]-[.B193];&quot;&quot;)" office:value-type="float" office:value="37" calcext:value-type="float">
            <text:p>37</text:p>
          </table:table-cell>
          <table:table-cell table:formula="of:=IF(NOT(ISBLANK([.C194]))&amp;NOT(ISBLANK([.C194]));[.C194]-[.C1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formula="of:=IF(NOT(ISBLANK([.B195]))&amp;NOT(ISBLANK([.B195]));[.B195]-[.B194];&quot;&quot;)" office:value-type="float" office:value="127" calcext:value-type="float">
            <text:p>127</text:p>
          </table:table-cell>
          <table:table-cell table:formula="of:=IF(NOT(ISBLANK([.C195]))&amp;NOT(ISBLANK([.C195]));[.C195]-[.C19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table:formula="of:=IF(NOT(ISBLANK([.B196]))&amp;NOT(ISBLANK([.B196]));[.B196]-[.B195];&quot;&quot;)" office:value-type="float" office:value="109" calcext:value-type="float">
            <text:p>109</text:p>
          </table:table-cell>
          <table:table-cell table:formula="of:=IF(NOT(ISBLANK([.C196]))&amp;NOT(ISBLANK([.C196]));[.C196]-[.C1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298" calcext:value-type="float">
            <text:p>3298</text:p>
          </table:table-cell>
          <table:table-cell office:value-type="float" office:value="22" calcext:value-type="float">
            <text:p>22</text:p>
          </table:table-cell>
          <table:table-cell table:formula="of:=IF(NOT(ISBLANK([.B197]))&amp;NOT(ISBLANK([.B197]));[.B197]-[.B196];&quot;&quot;)" office:value-type="float" office:value="114" calcext:value-type="float">
            <text:p>114</text:p>
          </table:table-cell>
          <table:table-cell table:formula="of:=IF(NOT(ISBLANK([.C197]))&amp;NOT(ISBLANK([.C197]));[.C197]-[.C1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354" calcext:value-type="float">
            <text:p>3354</text:p>
          </table:table-cell>
          <table:table-cell office:value-type="float" office:value="22" calcext:value-type="float">
            <text:p>22</text:p>
          </table:table-cell>
          <table:table-cell table:formula="of:=IF(NOT(ISBLANK([.B198]))&amp;NOT(ISBLANK([.B198]));[.B198]-[.B197];&quot;&quot;)" office:value-type="float" office:value="56" calcext:value-type="float">
            <text:p>56</text:p>
          </table:table-cell>
          <table:table-cell table:formula="of:=IF(NOT(ISBLANK([.C198]))&amp;NOT(ISBLANK([.C198]));[.C198]-[.C1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3427" calcext:value-type="float">
            <text:p>3427</text:p>
          </table:table-cell>
          <table:table-cell office:value-type="float" office:value="23" calcext:value-type="float">
            <text:p>23</text:p>
          </table:table-cell>
          <table:table-cell table:formula="of:=IF(NOT(ISBLANK([.B199]))&amp;NOT(ISBLANK([.B199]));[.B199]-[.B198];&quot;&quot;)" office:value-type="float" office:value="73" calcext:value-type="float">
            <text:p>73</text:p>
          </table:table-cell>
          <table:table-cell table:formula="of:=IF(NOT(ISBLANK([.C199]))&amp;NOT(ISBLANK([.C199]));[.C199]-[.C19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3573" calcext:value-type="float">
            <text:p>3573</text:p>
          </table:table-cell>
          <table:table-cell office:value-type="float" office:value="23" calcext:value-type="float">
            <text:p>23</text:p>
          </table:table-cell>
          <table:table-cell table:formula="of:=IF(NOT(ISBLANK([.B200]))&amp;NOT(ISBLANK([.B200]));[.B200]-[.B199];&quot;&quot;)" office:value-type="float" office:value="146" calcext:value-type="float">
            <text:p>146</text:p>
          </table:table-cell>
          <table:table-cell table:formula="of:=IF(NOT(ISBLANK([.C200]))&amp;NOT(ISBLANK([.C200]));[.C200]-[.C1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3700" calcext:value-type="float">
            <text:p>3700</text:p>
          </table:table-cell>
          <table:table-cell office:value-type="float" office:value="23" calcext:value-type="float">
            <text:p>23</text:p>
          </table:table-cell>
          <table:table-cell table:formula="of:=IF(NOT(ISBLANK([.B201]))&amp;NOT(ISBLANK([.B201]));[.B201]-[.B200];&quot;&quot;)" office:value-type="float" office:value="127" calcext:value-type="float">
            <text:p>127</text:p>
          </table:table-cell>
          <table:table-cell table:formula="of:=IF(NOT(ISBLANK([.C201]))&amp;NOT(ISBLANK([.C201]));[.C201]-[.C2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751" calcext:value-type="float">
            <text:p>3751</text:p>
          </table:table-cell>
          <table:table-cell office:value-type="float" office:value="24" calcext:value-type="float">
            <text:p>24</text:p>
          </table:table-cell>
          <table:table-cell table:formula="of:=IF(NOT(ISBLANK([.B202]))&amp;NOT(ISBLANK([.B202]));[.B202]-[.B201];&quot;&quot;)" office:value-type="float" office:value="51" calcext:value-type="float">
            <text:p>51</text:p>
          </table:table-cell>
          <table:table-cell table:formula="of:=IF(NOT(ISBLANK([.C202]))&amp;NOT(ISBLANK([.C202]));[.C202]-[.C20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3839" calcext:value-type="float">
            <text:p>3839</text:p>
          </table:table-cell>
          <table:table-cell office:value-type="float" office:value="24" calcext:value-type="float">
            <text:p>24</text:p>
          </table:table-cell>
          <table:table-cell table:formula="of:=IF(NOT(ISBLANK([.B203]))&amp;NOT(ISBLANK([.B203]));[.B203]-[.B202];&quot;&quot;)" office:value-type="float" office:value="88" calcext:value-type="float">
            <text:p>88</text:p>
          </table:table-cell>
          <table:table-cell table:formula="of:=IF(NOT(ISBLANK([.C203]))&amp;NOT(ISBLANK([.C203]));[.C203]-[.C2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3897" calcext:value-type="float">
            <text:p>3897</text:p>
          </table:table-cell>
          <table:table-cell office:value-type="float" office:value="24" calcext:value-type="float">
            <text:p>24</text:p>
          </table:table-cell>
          <table:table-cell table:formula="of:=IF(NOT(ISBLANK([.B204]))&amp;NOT(ISBLANK([.B204]));[.B204]-[.B203];&quot;&quot;)" office:value-type="float" office:value="58" calcext:value-type="float">
            <text:p>58</text:p>
          </table:table-cell>
          <table:table-cell table:formula="of:=IF(NOT(ISBLANK([.C204]))&amp;NOT(ISBLANK([.C204]));[.C204]-[.C2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formula="of:=IF(NOT(ISBLANK([.B205]))&amp;NOT(ISBLANK([.B205]));[.B205]-[.B204];&quot;&quot;)" office:value-type="float" office:value="87" calcext:value-type="float">
            <text:p>87</text:p>
          </table:table-cell>
          <table:table-cell table:formula="of:=IF(NOT(ISBLANK([.C205]))&amp;NOT(ISBLANK([.C205]));[.C205]-[.C2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table:formula="of:=IF(NOT(ISBLANK([.B206]))&amp;NOT(ISBLANK([.B206]));[.B206]-[.B205];&quot;&quot;)" office:value-type="float" office:value="118" calcext:value-type="float">
            <text:p>118</text:p>
          </table:table-cell>
          <table:table-cell table:formula="of:=IF(NOT(ISBLANK([.C206]))&amp;NOT(ISBLANK([.C206]));[.C206]-[.C20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4175" calcext:value-type="float">
            <text:p>4175</text:p>
          </table:table-cell>
          <table:table-cell office:value-type="float" office:value="26" calcext:value-type="float">
            <text:p>26</text:p>
          </table:table-cell>
          <table:table-cell table:formula="of:=IF(NOT(ISBLANK([.B207]))&amp;NOT(ISBLANK([.B207]));[.B207]-[.B206];&quot;&quot;)" office:value-type="float" office:value="73" calcext:value-type="float">
            <text:p>73</text:p>
          </table:table-cell>
          <table:table-cell table:formula="of:=IF(NOT(ISBLANK([.C207]))&amp;NOT(ISBLANK([.C207]));[.C207]-[.C2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4285" calcext:value-type="float">
            <text:p>4285</text:p>
          </table:table-cell>
          <table:table-cell office:value-type="float" office:value="26" calcext:value-type="float">
            <text:p>26</text:p>
          </table:table-cell>
          <table:table-cell table:formula="of:=IF(NOT(ISBLANK([.B208]))&amp;NOT(ISBLANK([.B208]));[.B208]-[.B207];&quot;&quot;)" office:value-type="float" office:value="110" calcext:value-type="float">
            <text:p>110</text:p>
          </table:table-cell>
          <table:table-cell table:formula="of:=IF(NOT(ISBLANK([.C208]))&amp;NOT(ISBLANK([.C208]));[.C208]-[.C2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4366" calcext:value-type="float">
            <text:p>4366</text:p>
          </table:table-cell>
          <table:table-cell office:value-type="float" office:value="26" calcext:value-type="float">
            <text:p>26</text:p>
          </table:table-cell>
          <table:table-cell table:formula="of:=IF(NOT(ISBLANK([.B209]))&amp;NOT(ISBLANK([.B209]));[.B209]-[.B208];&quot;&quot;)" office:value-type="float" office:value="81" calcext:value-type="float">
            <text:p>81</text:p>
          </table:table-cell>
          <table:table-cell table:formula="of:=IF(NOT(ISBLANK([.C209]))&amp;NOT(ISBLANK([.C209]));[.C209]-[.C2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4440" calcext:value-type="float">
            <text:p>4440</text:p>
          </table:table-cell>
          <table:table-cell office:value-type="float" office:value="26" calcext:value-type="float">
            <text:p>26</text:p>
          </table:table-cell>
          <table:table-cell table:formula="of:=IF(NOT(ISBLANK([.B210]))&amp;NOT(ISBLANK([.B210]));[.B210]-[.B209];&quot;&quot;)" office:value-type="float" office:value="74" calcext:value-type="float">
            <text:p>74</text:p>
          </table:table-cell>
          <table:table-cell table:formula="of:=IF(NOT(ISBLANK([.C210]))&amp;NOT(ISBLANK([.C210]));[.C210]-[.C2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4526" calcext:value-type="float">
            <text:p>4526</text:p>
          </table:table-cell>
          <table:table-cell office:value-type="float" office:value="26" calcext:value-type="float">
            <text:p>26</text:p>
          </table:table-cell>
          <table:table-cell table:formula="of:=IF(NOT(ISBLANK([.B211]))&amp;NOT(ISBLANK([.B211]));[.B211]-[.B210];&quot;&quot;)" office:value-type="float" office:value="86" calcext:value-type="float">
            <text:p>86</text:p>
          </table:table-cell>
          <table:table-cell table:formula="of:=IF(NOT(ISBLANK([.C211]))&amp;NOT(ISBLANK([.C211]));[.C211]-[.C2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table:formula="of:=IF(NOT(ISBLANK([.B212]))&amp;NOT(ISBLANK([.B212]));[.B212]-[.B211];&quot;&quot;)" office:value-type="float" office:value="119" calcext:value-type="float">
            <text:p>119</text:p>
          </table:table-cell>
          <table:table-cell table:formula="of:=IF(NOT(ISBLANK([.C212]))&amp;NOT(ISBLANK([.C212]));[.C212]-[.C21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table:formula="of:=IF(NOT(ISBLANK([.B213]))&amp;NOT(ISBLANK([.B213]));[.B213]-[.B212];&quot;&quot;)" office:value-type="float" office:value="77" calcext:value-type="float">
            <text:p>77</text:p>
          </table:table-cell>
          <table:table-cell table:formula="of:=IF(NOT(ISBLANK([.C213]))&amp;NOT(ISBLANK([.C213]));[.C213]-[.C21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821" calcext:value-type="float">
            <text:p>4821</text:p>
          </table:table-cell>
          <table:table-cell office:value-type="float" office:value="28" calcext:value-type="float">
            <text:p>28</text:p>
          </table:table-cell>
          <table:table-cell table:formula="of:=IF(NOT(ISBLANK([.B214]))&amp;NOT(ISBLANK([.B214]));[.B214]-[.B213];&quot;&quot;)" office:value-type="float" office:value="99" calcext:value-type="float">
            <text:p>99</text:p>
          </table:table-cell>
          <table:table-cell table:formula="of:=IF(NOT(ISBLANK([.C214]))&amp;NOT(ISBLANK([.C214]));[.C214]-[.C2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4955" calcext:value-type="float">
            <text:p>4955</text:p>
          </table:table-cell>
          <table:table-cell office:value-type="float" office:value="28" calcext:value-type="float">
            <text:p>28</text:p>
          </table:table-cell>
          <table:table-cell table:formula="of:=IF(NOT(ISBLANK([.B215]))&amp;NOT(ISBLANK([.B215]));[.B215]-[.B214];&quot;&quot;)" office:value-type="float" office:value="134" calcext:value-type="float">
            <text:p>134</text:p>
          </table:table-cell>
          <table:table-cell table:formula="of:=IF(NOT(ISBLANK([.C215]))&amp;NOT(ISBLANK([.C215]));[.C215]-[.C2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079" calcext:value-type="float">
            <text:p>5079</text:p>
          </table:table-cell>
          <table:table-cell office:value-type="float" office:value="29" calcext:value-type="float">
            <text:p>29</text:p>
          </table:table-cell>
          <table:table-cell table:formula="of:=IF(NOT(ISBLANK([.B216]))&amp;NOT(ISBLANK([.B216]));[.B216]-[.B215];&quot;&quot;)" office:value-type="float" office:value="124" calcext:value-type="float">
            <text:p>124</text:p>
          </table:table-cell>
          <table:table-cell table:formula="of:=IF(NOT(ISBLANK([.C216]))&amp;NOT(ISBLANK([.C216]));[.C216]-[.C21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175" calcext:value-type="float">
            <text:p>5175</text:p>
          </table:table-cell>
          <table:table-cell office:value-type="float" office:value="30" calcext:value-type="float">
            <text:p>30</text:p>
          </table:table-cell>
          <table:table-cell table:formula="of:=IF(NOT(ISBLANK([.B217]))&amp;NOT(ISBLANK([.B217]));[.B217]-[.B216];&quot;&quot;)" office:value-type="float" office:value="96" calcext:value-type="float">
            <text:p>96</text:p>
          </table:table-cell>
          <table:table-cell table:formula="of:=IF(NOT(ISBLANK([.C217]))&amp;NOT(ISBLANK([.C217]));[.C217]-[.C21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331" calcext:value-type="float">
            <text:p>5331</text:p>
          </table:table-cell>
          <table:table-cell office:value-type="float" office:value="31" calcext:value-type="float">
            <text:p>31</text:p>
          </table:table-cell>
          <table:table-cell table:formula="of:=IF(NOT(ISBLANK([.B218]))&amp;NOT(ISBLANK([.B218]));[.B218]-[.B217];&quot;&quot;)" office:value-type="float" office:value="156" calcext:value-type="float">
            <text:p>156</text:p>
          </table:table-cell>
          <table:table-cell table:formula="of:=IF(NOT(ISBLANK([.C218]))&amp;NOT(ISBLANK([.C218]));[.C218]-[.C21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42" calcext:value-type="float">
            <text:p>5442</text:p>
          </table:table-cell>
          <table:table-cell office:value-type="float" office:value="31" calcext:value-type="float">
            <text:p>31</text:p>
          </table:table-cell>
          <table:table-cell table:formula="of:=IF(NOT(ISBLANK([.B219]))&amp;NOT(ISBLANK([.B219]));[.B219]-[.B218];&quot;&quot;)" office:value-type="float" office:value="111" calcext:value-type="float">
            <text:p>111</text:p>
          </table:table-cell>
          <table:table-cell table:formula="of:=IF(NOT(ISBLANK([.C219]))&amp;NOT(ISBLANK([.C219]));[.C219]-[.C2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594" calcext:value-type="float">
            <text:p>5594</text:p>
          </table:table-cell>
          <table:table-cell office:value-type="float" office:value="31" calcext:value-type="float">
            <text:p>31</text:p>
          </table:table-cell>
          <table:table-cell table:formula="of:=IF(NOT(ISBLANK([.B220]))&amp;NOT(ISBLANK([.B220]));[.B220]-[.B219];&quot;&quot;)" office:value-type="float" office:value="152" calcext:value-type="float">
            <text:p>152</text:p>
          </table:table-cell>
          <table:table-cell table:formula="of:=IF(NOT(ISBLANK([.C220]))&amp;NOT(ISBLANK([.C220]));[.C220]-[.C2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793" calcext:value-type="float">
            <text:p>5793</text:p>
          </table:table-cell>
          <table:table-cell office:value-type="float" office:value="31" calcext:value-type="float">
            <text:p>31</text:p>
          </table:table-cell>
          <table:table-cell table:formula="of:=IF(NOT(ISBLANK([.B221]))&amp;NOT(ISBLANK([.B221]));[.B221]-[.B220];&quot;&quot;)" office:value-type="float" office:value="199" calcext:value-type="float">
            <text:p>199</text:p>
          </table:table-cell>
          <table:table-cell table:formula="of:=IF(NOT(ISBLANK([.C221]))&amp;NOT(ISBLANK([.C221]));[.C221]-[.C2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893" calcext:value-type="float">
            <text:p>5893</text:p>
          </table:table-cell>
          <table:table-cell office:value-type="float" office:value="31" calcext:value-type="float">
            <text:p>31</text:p>
          </table:table-cell>
          <table:table-cell table:formula="of:=IF(NOT(ISBLANK([.B222]))&amp;NOT(ISBLANK([.B222]));[.B222]-[.B221];&quot;&quot;)" office:value-type="float" office:value="100" calcext:value-type="float">
            <text:p>100</text:p>
          </table:table-cell>
          <table:table-cell table:formula="of:=IF(NOT(ISBLANK([.C222]))&amp;NOT(ISBLANK([.C222]));[.C222]-[.C2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6169" calcext:value-type="float">
            <text:p>6169</text:p>
          </table:table-cell>
          <table:table-cell office:value-type="float" office:value="32" calcext:value-type="float">
            <text:p>32</text:p>
          </table:table-cell>
          <table:table-cell table:formula="of:=IF(NOT(ISBLANK([.B223]))&amp;NOT(ISBLANK([.B223]));[.B223]-[.B222];&quot;&quot;)" office:value-type="float" office:value="276" calcext:value-type="float">
            <text:p>276</text:p>
          </table:table-cell>
          <table:table-cell table:formula="of:=IF(NOT(ISBLANK([.C223]))&amp;NOT(ISBLANK([.C223]));[.C223]-[.C22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347" calcext:value-type="float">
            <text:p>6347</text:p>
          </table:table-cell>
          <table:table-cell office:value-type="float" office:value="33" calcext:value-type="float">
            <text:p>33</text:p>
          </table:table-cell>
          <table:table-cell table:formula="of:=IF(NOT(ISBLANK([.B224]))&amp;NOT(ISBLANK([.B224]));[.B224]-[.B223];&quot;&quot;)" office:value-type="float" office:value="178" calcext:value-type="float">
            <text:p>178</text:p>
          </table:table-cell>
          <table:table-cell table:formula="of:=IF(NOT(ISBLANK([.C224]))&amp;NOT(ISBLANK([.C224]));[.C224]-[.C22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6545" calcext:value-type="float">
            <text:p>6545</text:p>
          </table:table-cell>
          <table:table-cell office:value-type="float" office:value="34" calcext:value-type="float">
            <text:p>34</text:p>
          </table:table-cell>
          <table:table-cell table:formula="of:=IF(NOT(ISBLANK([.B225]))&amp;NOT(ISBLANK([.B225]));[.B225]-[.B224];&quot;&quot;)" office:value-type="float" office:value="198" calcext:value-type="float">
            <text:p>198</text:p>
          </table:table-cell>
          <table:table-cell table:formula="of:=IF(NOT(ISBLANK([.C225]))&amp;NOT(ISBLANK([.C225]));[.C225]-[.C22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6730" calcext:value-type="float">
            <text:p>6730</text:p>
          </table:table-cell>
          <table:table-cell office:value-type="float" office:value="34" calcext:value-type="float">
            <text:p>34</text:p>
          </table:table-cell>
          <table:table-cell table:formula="of:=IF(NOT(ISBLANK([.B226]))&amp;NOT(ISBLANK([.B226]));[.B226]-[.B225];&quot;&quot;)" office:value-type="float" office:value="185" calcext:value-type="float">
            <text:p>185</text:p>
          </table:table-cell>
          <table:table-cell table:formula="of:=IF(NOT(ISBLANK([.C226]))&amp;NOT(ISBLANK([.C226]));[.C226]-[.C2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7002" calcext:value-type="float">
            <text:p>7002</text:p>
          </table:table-cell>
          <table:table-cell office:value-type="float" office:value="34" calcext:value-type="float">
            <text:p>34</text:p>
          </table:table-cell>
          <table:table-cell table:formula="of:=IF(NOT(ISBLANK([.B227]))&amp;NOT(ISBLANK([.B227]));[.B227]-[.B226];&quot;&quot;)" office:value-type="float" office:value="272" calcext:value-type="float">
            <text:p>272</text:p>
          </table:table-cell>
          <table:table-cell table:formula="of:=IF(NOT(ISBLANK([.C227]))&amp;NOT(ISBLANK([.C227]));[.C227]-[.C2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7231" calcext:value-type="float">
            <text:p>7231</text:p>
          </table:table-cell>
          <table:table-cell office:value-type="float" office:value="37" calcext:value-type="float">
            <text:p>37</text:p>
          </table:table-cell>
          <table:table-cell table:formula="of:=IF(NOT(ISBLANK([.B228]))&amp;NOT(ISBLANK([.B228]));[.B228]-[.B227];&quot;&quot;)" office:value-type="float" office:value="229" calcext:value-type="float">
            <text:p>229</text:p>
          </table:table-cell>
          <table:table-cell table:formula="of:=IF(NOT(ISBLANK([.C228]))&amp;NOT(ISBLANK([.C228]));[.C228]-[.C227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7512" calcext:value-type="float">
            <text:p>7512</text:p>
          </table:table-cell>
          <table:table-cell office:value-type="float" office:value="37" calcext:value-type="float">
            <text:p>37</text:p>
          </table:table-cell>
          <table:table-cell table:formula="of:=IF(NOT(ISBLANK([.B229]))&amp;NOT(ISBLANK([.B229]));[.B229]-[.B228];&quot;&quot;)" office:value-type="float" office:value="281" calcext:value-type="float">
            <text:p>281</text:p>
          </table:table-cell>
          <table:table-cell table:formula="of:=IF(NOT(ISBLANK([.C229]))&amp;NOT(ISBLANK([.C229]));[.C229]-[.C2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7760" calcext:value-type="float">
            <text:p>7760</text:p>
          </table:table-cell>
          <table:table-cell office:value-type="float" office:value="37" calcext:value-type="float">
            <text:p>37</text:p>
          </table:table-cell>
          <table:table-cell table:formula="of:=IF(NOT(ISBLANK([.B230]))&amp;NOT(ISBLANK([.B230]));[.B230]-[.B229];&quot;&quot;)" office:value-type="float" office:value="248" calcext:value-type="float">
            <text:p>248</text:p>
          </table:table-cell>
          <table:table-cell table:formula="of:=IF(NOT(ISBLANK([.C230]))&amp;NOT(ISBLANK([.C230]));[.C230]-[.C2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8019" calcext:value-type="float">
            <text:p>8019</text:p>
          </table:table-cell>
          <table:table-cell office:value-type="float" office:value="37" calcext:value-type="float">
            <text:p>37</text:p>
          </table:table-cell>
          <table:table-cell table:formula="of:=IF(NOT(ISBLANK([.B231]))&amp;NOT(ISBLANK([.B231]));[.B231]-[.B230];&quot;&quot;)" office:value-type="float" office:value="259" calcext:value-type="float">
            <text:p>259</text:p>
          </table:table-cell>
          <table:table-cell table:formula="of:=IF(NOT(ISBLANK([.C231]))&amp;NOT(ISBLANK([.C231]));[.C231]-[.C2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8269" calcext:value-type="float">
            <text:p>8269</text:p>
          </table:table-cell>
          <table:table-cell office:value-type="float" office:value="37" calcext:value-type="float">
            <text:p>37</text:p>
          </table:table-cell>
          <table:table-cell table:formula="of:=IF(NOT(ISBLANK([.B232]))&amp;NOT(ISBLANK([.B232]));[.B232]-[.B231];&quot;&quot;)" office:value-type="float" office:value="250" calcext:value-type="float">
            <text:p>250</text:p>
          </table:table-cell>
          <table:table-cell table:formula="of:=IF(NOT(ISBLANK([.C232]))&amp;NOT(ISBLANK([.C232]));[.C232]-[.C2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8470" calcext:value-type="float">
            <text:p>8470</text:p>
          </table:table-cell>
          <table:table-cell office:value-type="float" office:value="38" calcext:value-type="float">
            <text:p>38</text:p>
          </table:table-cell>
          <table:table-cell table:formula="of:=IF(NOT(ISBLANK([.B233]))&amp;NOT(ISBLANK([.B233]));[.B233]-[.B232];&quot;&quot;)" office:value-type="float" office:value="201" calcext:value-type="float">
            <text:p>201</text:p>
          </table:table-cell>
          <table:table-cell table:formula="of:=IF(NOT(ISBLANK([.C233]))&amp;NOT(ISBLANK([.C233]));[.C233]-[.C23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8740" calcext:value-type="float">
            <text:p>8740</text:p>
          </table:table-cell>
          <table:table-cell office:value-type="float" office:value="39" calcext:value-type="float">
            <text:p>39</text:p>
          </table:table-cell>
          <table:table-cell table:formula="of:=IF(NOT(ISBLANK([.B234]))&amp;NOT(ISBLANK([.B234]));[.B234]-[.B233];&quot;&quot;)" office:value-type="float" office:value="270" calcext:value-type="float">
            <text:p>270</text:p>
          </table:table-cell>
          <table:table-cell table:formula="of:=IF(NOT(ISBLANK([.C234]))&amp;NOT(ISBLANK([.C234]));[.C234]-[.C23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8931" calcext:value-type="float">
            <text:p>8931</text:p>
          </table:table-cell>
          <table:table-cell office:value-type="float" office:value="42" calcext:value-type="float">
            <text:p>42</text:p>
          </table:table-cell>
          <table:table-cell table:formula="of:=IF(NOT(ISBLANK([.B235]))&amp;NOT(ISBLANK([.B235]));[.B235]-[.B234];&quot;&quot;)" office:value-type="float" office:value="191" calcext:value-type="float">
            <text:p>191</text:p>
          </table:table-cell>
          <table:table-cell table:formula="of:=IF(NOT(ISBLANK([.C235]))&amp;NOT(ISBLANK([.C235]));[.C235]-[.C234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9231" calcext:value-type="float">
            <text:p>9231</text:p>
          </table:table-cell>
          <table:table-cell office:value-type="float" office:value="43" calcext:value-type="float">
            <text:p>43</text:p>
          </table:table-cell>
          <table:table-cell table:formula="of:=IF(NOT(ISBLANK([.B236]))&amp;NOT(ISBLANK([.B236]));[.B236]-[.B235];&quot;&quot;)" office:value-type="float" office:value="300" calcext:value-type="float">
            <text:p>300</text:p>
          </table:table-cell>
          <table:table-cell table:formula="of:=IF(NOT(ISBLANK([.C236]))&amp;NOT(ISBLANK([.C236]));[.C236]-[.C23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9542" calcext:value-type="float">
            <text:p>9542</text:p>
          </table:table-cell>
          <table:table-cell office:value-type="float" office:value="44" calcext:value-type="float">
            <text:p>44</text:p>
          </table:table-cell>
          <table:table-cell table:formula="of:=IF(NOT(ISBLANK([.B237]))&amp;NOT(ISBLANK([.B237]));[.B237]-[.B236];&quot;&quot;)" office:value-type="float" office:value="311" calcext:value-type="float">
            <text:p>311</text:p>
          </table:table-cell>
          <table:table-cell table:formula="of:=IF(NOT(ISBLANK([.C237]))&amp;NOT(ISBLANK([.C237]));[.C237]-[.C23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9816" calcext:value-type="float">
            <text:p>9816</text:p>
          </table:table-cell>
          <table:table-cell office:value-type="float" office:value="45" calcext:value-type="float">
            <text:p>45</text:p>
          </table:table-cell>
          <table:table-cell table:formula="of:=IF(NOT(ISBLANK([.B238]))&amp;NOT(ISBLANK([.B238]));[.B238]-[.B237];&quot;&quot;)" office:value-type="float" office:value="274" calcext:value-type="float">
            <text:p>274</text:p>
          </table:table-cell>
          <table:table-cell table:formula="of:=IF(NOT(ISBLANK([.C238]))&amp;NOT(ISBLANK([.C238]));[.C238]-[.C23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0126" calcext:value-type="float">
            <text:p>10126</text:p>
          </table:table-cell>
          <table:table-cell office:value-type="float" office:value="46" calcext:value-type="float">
            <text:p>46</text:p>
          </table:table-cell>
          <table:table-cell table:formula="of:=IF(NOT(ISBLANK([.B239]))&amp;NOT(ISBLANK([.B239]));[.B239]-[.B238];&quot;&quot;)" office:value-type="float" office:value="310" calcext:value-type="float">
            <text:p>310</text:p>
          </table:table-cell>
          <table:table-cell table:formula="of:=IF(NOT(ISBLANK([.C239]))&amp;NOT(ISBLANK([.C239]));[.C239]-[.C23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0532" calcext:value-type="float">
            <text:p>10532</text:p>
          </table:table-cell>
          <table:table-cell office:value-type="float" office:value="48" calcext:value-type="float">
            <text:p>48</text:p>
          </table:table-cell>
          <table:table-cell table:formula="of:=IF(NOT(ISBLANK([.B240]))&amp;NOT(ISBLANK([.B240]));[.B240]-[.B239];&quot;&quot;)" office:value-type="float" office:value="406" calcext:value-type="float">
            <text:p>406</text:p>
          </table:table-cell>
          <table:table-cell table:formula="of:=IF(NOT(ISBLANK([.C240]))&amp;NOT(ISBLANK([.C240]));[.C240]-[.C23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0985" calcext:value-type="float">
            <text:p>10985</text:p>
          </table:table-cell>
          <table:table-cell office:value-type="float" office:value="48" calcext:value-type="float">
            <text:p>48</text:p>
          </table:table-cell>
          <table:table-cell table:formula="of:=IF(NOT(ISBLANK([.B241]))&amp;NOT(ISBLANK([.B241]));[.B241]-[.B240];&quot;&quot;)" office:value-type="float" office:value="453" calcext:value-type="float">
            <text:p>453</text:p>
          </table:table-cell>
          <table:table-cell table:formula="of:=IF(NOT(ISBLANK([.C241]))&amp;NOT(ISBLANK([.C241]));[.C241]-[.C2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471" calcext:value-type="float">
            <text:p>11471</text:p>
          </table:table-cell>
          <table:table-cell office:value-type="float" office:value="50" calcext:value-type="float">
            <text:p>50</text:p>
          </table:table-cell>
          <table:table-cell table:formula="of:=IF(NOT(ISBLANK([.B242]))&amp;NOT(ISBLANK([.B242]));[.B242]-[.B241];&quot;&quot;)" office:value-type="float" office:value="486" calcext:value-type="float">
            <text:p>486</text:p>
          </table:table-cell>
          <table:table-cell table:formula="of:=IF(NOT(ISBLANK([.C242]))&amp;NOT(ISBLANK([.C242]));[.C242]-[.C24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2071" calcext:value-type="float">
            <text:p>12071</text:p>
          </table:table-cell>
          <table:table-cell office:value-type="float" office:value="54" calcext:value-type="float">
            <text:p>54</text:p>
          </table:table-cell>
          <table:table-cell table:formula="of:=IF(NOT(ISBLANK([.B243]))&amp;NOT(ISBLANK([.B243]));[.B243]-[.B242];&quot;&quot;)" office:value-type="float" office:value="600" calcext:value-type="float">
            <text:p>600</text:p>
          </table:table-cell>
          <table:table-cell table:formula="of:=IF(NOT(ISBLANK([.C243]))&amp;NOT(ISBLANK([.C243]));[.C243]-[.C24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2439" calcext:value-type="float">
            <text:p>12439</text:p>
          </table:table-cell>
          <table:table-cell office:value-type="float" office:value="56" calcext:value-type="float">
            <text:p>56</text:p>
          </table:table-cell>
          <table:table-cell table:formula="of:=IF(NOT(ISBLANK([.B244]))&amp;NOT(ISBLANK([.B244]));[.B244]-[.B243];&quot;&quot;)" office:value-type="float" office:value="368" calcext:value-type="float">
            <text:p>368</text:p>
          </table:table-cell>
          <table:table-cell table:formula="of:=IF(NOT(ISBLANK([.C244]))&amp;NOT(ISBLANK([.C244]));[.C244]-[.C243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3193" calcext:value-type="float">
            <text:p>13193</text:p>
          </table:table-cell>
          <table:table-cell office:value-type="float" office:value="58" calcext:value-type="float">
            <text:p>58</text:p>
          </table:table-cell>
          <table:table-cell table:formula="of:=IF(NOT(ISBLANK([.B245]))&amp;NOT(ISBLANK([.B245]));[.B245]-[.B244];&quot;&quot;)" office:value-type="float" office:value="754" calcext:value-type="float">
            <text:p>754</text:p>
          </table:table-cell>
          <table:table-cell table:formula="of:=IF(NOT(ISBLANK([.C245]))&amp;NOT(ISBLANK([.C245]));[.C245]-[.C244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4084" calcext:value-type="float">
            <text:p>14084</text:p>
          </table:table-cell>
          <table:table-cell office:value-type="float" office:value="62" calcext:value-type="float">
            <text:p>62</text:p>
          </table:table-cell>
          <table:table-cell table:formula="of:=IF(NOT(ISBLANK([.B246]))&amp;NOT(ISBLANK([.B246]));[.B246]-[.B245];&quot;&quot;)" office:value-type="float" office:value="891" calcext:value-type="float">
            <text:p>891</text:p>
          </table:table-cell>
          <table:table-cell table:formula="of:=IF(NOT(ISBLANK([.C246]))&amp;NOT(ISBLANK([.C246]));[.C246]-[.C245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4768" calcext:value-type="float">
            <text:p>14768</text:p>
          </table:table-cell>
          <table:table-cell office:value-type="float" office:value="65" calcext:value-type="float">
            <text:p>65</text:p>
          </table:table-cell>
          <table:table-cell table:style-name="ce3" table:formula="of:=IF(NOT(ISBLANK([.B247]))&amp;NOT(ISBLANK([.B247]));[.B247]-[.B246];&quot;&quot;)" office:value-type="float" office:value="684" calcext:value-type="float">
            <text:p>684</text:p>
          </table:table-cell>
          <table:table-cell table:style-name="ce3" table:formula="of:=IF(NOT(ISBLANK([.C247]))&amp;NOT(ISBLANK([.C247]));[.C247]-[.C246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5457" calcext:value-type="float">
            <text:p>15457</text:p>
          </table:table-cell>
          <table:table-cell office:value-type="float" office:value="69" calcext:value-type="float">
            <text:p>69</text:p>
          </table:table-cell>
          <table:table-cell table:style-name="ce3" table:formula="of:=IF(NOT(ISBLANK([.B248]))&amp;NOT(ISBLANK([.B248]));[.B248]-[.B247];&quot;&quot;)" office:value-type="float" office:value="689" calcext:value-type="float">
            <text:p>689</text:p>
          </table:table-cell>
          <table:table-cell table:style-name="ce3" table:formula="of:=IF(NOT(ISBLANK([.C248]))&amp;NOT(ISBLANK([.C248]));[.C248]-[.C24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6142" calcext:value-type="float">
            <text:p>16142</text:p>
          </table:table-cell>
          <table:table-cell office:value-type="float" office:value="72" calcext:value-type="float">
            <text:p>72</text:p>
          </table:table-cell>
          <table:table-cell table:style-name="ce3" table:formula="of:=IF(NOT(ISBLANK([.B249]))&amp;NOT(ISBLANK([.B249]));[.B249]-[.B248];&quot;&quot;)" office:value-type="float" office:value="685" calcext:value-type="float">
            <text:p>685</text:p>
          </table:table-cell>
          <table:table-cell table:style-name="ce3" table:formula="of:=IF(NOT(ISBLANK([.C249]))&amp;NOT(ISBLANK([.C249]));[.C249]-[.C248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6755" calcext:value-type="float">
            <text:p>16755</text:p>
          </table:table-cell>
          <table:table-cell office:value-type="float" office:value="78" calcext:value-type="float">
            <text:p>78</text:p>
          </table:table-cell>
          <table:table-cell table:style-name="ce3" table:formula="of:=IF(NOT(ISBLANK([.B250]))&amp;NOT(ISBLANK([.B250]));[.B250]-[.B249];&quot;&quot;)" office:value-type="float" office:value="613" calcext:value-type="float">
            <text:p>613</text:p>
          </table:table-cell>
          <table:table-cell table:style-name="ce3" table:formula="of:=IF(NOT(ISBLANK([.C250]))&amp;NOT(ISBLANK([.C250]));[.C250]-[.C249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7411" calcext:value-type="float">
            <text:p>17411</text:p>
          </table:table-cell>
          <table:table-cell office:value-type="float" office:value="84" calcext:value-type="float">
            <text:p>84</text:p>
          </table:table-cell>
          <table:table-cell table:style-name="ce3" table:formula="of:=IF(NOT(ISBLANK([.B251]))&amp;NOT(ISBLANK([.B251]));[.B251]-[.B250];&quot;&quot;)" office:value-type="float" office:value="656" calcext:value-type="float">
            <text:p>656</text:p>
          </table:table-cell>
          <table:table-cell table:style-name="ce3" table:formula="of:=IF(NOT(ISBLANK([.C251]))&amp;NOT(ISBLANK([.C251]));[.C251]-[.C250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8333" calcext:value-type="float">
            <text:p>18333</text:p>
          </table:table-cell>
          <table:table-cell office:value-type="float" office:value="86" calcext:value-type="float">
            <text:p>86</text:p>
          </table:table-cell>
          <table:table-cell table:style-name="ce3" table:formula="of:=IF(NOT(ISBLANK([.B252]))&amp;NOT(ISBLANK([.B252]));[.B252]-[.B251];&quot;&quot;)" office:value-type="float" office:value="922" calcext:value-type="float">
            <text:p>922</text:p>
          </table:table-cell>
          <table:table-cell table:style-name="ce3" table:formula="of:=IF(NOT(ISBLANK([.C252]))&amp;NOT(ISBLANK([.C252]));[.C252]-[.C25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9160" calcext:value-type="float">
            <text:p>19160</text:p>
          </table:table-cell>
          <table:table-cell office:value-type="float" office:value="90" calcext:value-type="float">
            <text:p>90</text:p>
          </table:table-cell>
          <table:table-cell table:style-name="ce3" table:formula="of:=IF(NOT(ISBLANK([.B253]))&amp;NOT(ISBLANK([.B253]));[.B253]-[.B252];&quot;&quot;)" office:value-type="float" office:value="827" calcext:value-type="float">
            <text:p>827</text:p>
          </table:table-cell>
          <table:table-cell table:style-name="ce3" table:formula="of:=IF(NOT(ISBLANK([.C253]))&amp;NOT(ISBLANK([.C253]));[.C253]-[.C25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9898" calcext:value-type="float">
            <text:p>19898</text:p>
          </table:table-cell>
          <table:table-cell office:value-type="float" office:value="97" calcext:value-type="float">
            <text:p>97</text:p>
          </table:table-cell>
          <table:table-cell table:style-name="ce3" table:formula="of:=IF(NOT(ISBLANK([.B254]))&amp;NOT(ISBLANK([.B254]));[.B254]-[.B253];&quot;&quot;)" office:value-type="float" office:value="738" calcext:value-type="float">
            <text:p>738</text:p>
          </table:table-cell>
          <table:table-cell table:style-name="ce3" table:formula="of:=IF(NOT(ISBLANK([.C254]))&amp;NOT(ISBLANK([.C254]));[.C254]-[.C25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20646" calcext:value-type="float">
            <text:p>20646</text:p>
          </table:table-cell>
          <table:table-cell office:value-type="float" office:value="102" calcext:value-type="float">
            <text:p>102</text:p>
          </table:table-cell>
          <table:table-cell table:style-name="ce3" table:formula="of:=IF(NOT(ISBLANK([.B255]))&amp;NOT(ISBLANK([.B255]));[.B255]-[.B254];&quot;&quot;)" office:value-type="float" office:value="748" calcext:value-type="float">
            <text:p>748</text:p>
          </table:table-cell>
          <table:table-cell table:style-name="ce3" table:formula="of:=IF(NOT(ISBLANK([.C255]))&amp;NOT(ISBLANK([.C255]));[.C255]-[.C254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21461" calcext:value-type="float">
            <text:p>21461</text:p>
          </table:table-cell>
          <table:table-cell office:value-type="float" office:value="111" calcext:value-type="float">
            <text:p>111</text:p>
          </table:table-cell>
          <table:table-cell table:style-name="ce3" table:formula="of:=IF(NOT(ISBLANK([.B256]))&amp;NOT(ISBLANK([.B256]));[.B256]-[.B255];&quot;&quot;)" office:value-type="float" office:value="815" calcext:value-type="float">
            <text:p>815</text:p>
          </table:table-cell>
          <table:table-cell table:style-name="ce3" table:formula="of:=IF(NOT(ISBLANK([.C256]))&amp;NOT(ISBLANK([.C256]));[.C256]-[.C255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22196" calcext:value-type="float">
            <text:p>22196</text:p>
          </table:table-cell>
          <table:table-cell office:value-type="float" office:value="118" calcext:value-type="float">
            <text:p>118</text:p>
          </table:table-cell>
          <table:table-cell table:style-name="ce3" table:formula="of:=IF(NOT(ISBLANK([.B257]))&amp;NOT(ISBLANK([.B257]));[.B257]-[.B256];&quot;&quot;)" office:value-type="float" office:value="735" calcext:value-type="float">
            <text:p>735</text:p>
          </table:table-cell>
          <table:table-cell table:style-name="ce3" table:formula="of:=IF(NOT(ISBLANK([.C257]))&amp;NOT(ISBLANK([.C257]));[.C257]-[.C256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23023" calcext:value-type="float">
            <text:p>23023</text:p>
          </table:table-cell>
          <table:table-cell office:value-type="float" office:value="122" calcext:value-type="float">
            <text:p>122</text:p>
          </table:table-cell>
          <table:table-cell table:style-name="ce3" table:formula="of:=IF(NOT(ISBLANK([.B258]))&amp;NOT(ISBLANK([.B258]));[.B258]-[.B257];&quot;&quot;)" office:value-type="float" office:value="827" calcext:value-type="float">
            <text:p>827</text:p>
          </table:table-cell>
          <table:table-cell table:style-name="ce3" table:formula="of:=IF(NOT(ISBLANK([.C258]))&amp;NOT(ISBLANK([.C258]));[.C258]-[.C25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23811" calcext:value-type="float">
            <text:p>23811</text:p>
          </table:table-cell>
          <table:table-cell office:value-type="float" office:value="129" calcext:value-type="float">
            <text:p>129</text:p>
          </table:table-cell>
          <table:table-cell table:style-name="ce3" table:formula="of:=IF(NOT(ISBLANK([.B259]))&amp;NOT(ISBLANK([.B259]));[.B259]-[.B258];&quot;&quot;)" office:value-type="float" office:value="788" calcext:value-type="float">
            <text:p>788</text:p>
          </table:table-cell>
          <table:table-cell table:style-name="ce3" table:formula="of:=IF(NOT(ISBLANK([.C259]))&amp;NOT(ISBLANK([.C259]));[.C259]-[.C25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4395" calcext:value-type="float">
            <text:p>24395</text:p>
          </table:table-cell>
          <table:table-cell office:value-type="float" office:value="134" calcext:value-type="float">
            <text:p>134</text:p>
          </table:table-cell>
          <table:table-cell table:style-name="ce3" table:formula="of:=IF(NOT(ISBLANK([.B260]))&amp;NOT(ISBLANK([.B260]));[.B260]-[.B259];&quot;&quot;)" office:value-type="float" office:value="584" calcext:value-type="float">
            <text:p>584</text:p>
          </table:table-cell>
          <table:table-cell table:style-name="ce3" table:formula="of:=IF(NOT(ISBLANK([.C260]))&amp;NOT(ISBLANK([.C260]));[.C260]-[.C259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25121" calcext:value-type="float">
            <text:p>25121</text:p>
          </table:table-cell>
          <table:table-cell office:value-type="float" office:value="139" calcext:value-type="float">
            <text:p>139</text:p>
          </table:table-cell>
          <table:table-cell table:style-name="ce3" table:formula="of:=IF(NOT(ISBLANK([.B261]))&amp;NOT(ISBLANK([.B261]));[.B261]-[.B260];&quot;&quot;)" office:value-type="float" office:value="726" calcext:value-type="float">
            <text:p>726</text:p>
          </table:table-cell>
          <table:table-cell table:style-name="ce3" table:formula="of:=IF(NOT(ISBLANK([.C261]))&amp;NOT(ISBLANK([.C261]));[.C261]-[.C260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25592" calcext:value-type="float">
            <text:p>25592</text:p>
          </table:table-cell>
          <table:table-cell office:value-type="float" office:value="149" calcext:value-type="float">
            <text:p>149</text:p>
          </table:table-cell>
          <table:table-cell table:style-name="ce3" table:formula="of:=IF(NOT(ISBLANK([.B262]))&amp;NOT(ISBLANK([.B262]));[.B262]-[.B261];&quot;&quot;)" office:value-type="float" office:value="471" calcext:value-type="float">
            <text:p>471</text:p>
          </table:table-cell>
          <table:table-cell table:style-name="ce3" table:formula="of:=IF(NOT(ISBLANK([.C262]))&amp;NOT(ISBLANK([.C262]));[.C262]-[.C26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3"/>
          <table:table-cell table:style-name="ce3" table:formula="of:=IF(NOT(ISBLANK([.C263]))&amp;NOT(ISBLANK([.C263]));[.C263]-[.C262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6231" calcext:value-type="float">
            <text:p>26231</text:p>
          </table:table-cell>
          <table:table-cell office:value-type="float" office:value="162" calcext:value-type="float">
            <text:p>162</text:p>
          </table:table-cell>
          <table:table-cell table:style-name="ce3" table:formula="of:=IF(NOT(ISBLANK([.B264]))&amp;NOT(ISBLANK([.B264]));[.B264]-[.B262];&quot;&quot;)" office:value-type="float" office:value="639" calcext:value-type="float">
            <text:p>639</text:p>
          </table:table-cell>
          <table:table-cell table:style-name="ce3" table:formula="of:=IF(NOT(ISBLANK([.C264]))&amp;NOT(ISBLANK([.C264]));[.C264]-[.C26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6817" calcext:value-type="float">
            <text:p>26817</text:p>
          </table:table-cell>
          <table:table-cell office:value-type="float" office:value="169" calcext:value-type="float">
            <text:p>169</text:p>
          </table:table-cell>
          <table:table-cell table:style-name="ce3" table:formula="of:=IF(NOT(ISBLANK([.B265]))&amp;NOT(ISBLANK([.B265]));[.B265]-[.B264];&quot;&quot;)" office:value-type="float" office:value="586" calcext:value-type="float">
            <text:p>586</text:p>
          </table:table-cell>
          <table:table-cell table:style-name="ce3" table:formula="of:=IF(NOT(ISBLANK([.C265]))&amp;NOT(ISBLANK([.C265]));[.C265]-[.C264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27434" calcext:value-type="float">
            <text:p>27434</text:p>
          </table:table-cell>
          <table:table-cell office:value-type="float" office:value="175" calcext:value-type="float">
            <text:p>175</text:p>
          </table:table-cell>
          <table:table-cell table:style-name="ce3" table:formula="of:=IF(NOT(ISBLANK([.B266]))&amp;NOT(ISBLANK([.B266]));[.B266]-[.B265];&quot;&quot;)" office:value-type="float" office:value="617" calcext:value-type="float">
            <text:p>617</text:p>
          </table:table-cell>
          <table:table-cell table:style-name="ce3" table:formula="of:=IF(NOT(ISBLANK([.C266]))&amp;NOT(ISBLANK([.C266]));[.C266]-[.C265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939" calcext:value-type="float">
            <text:p>27939</text:p>
          </table:table-cell>
          <table:table-cell office:value-type="float" office:value="188" calcext:value-type="float">
            <text:p>188</text:p>
          </table:table-cell>
          <table:table-cell table:style-name="ce3" table:formula="of:=IF(NOT(ISBLANK([.B267]))&amp;NOT(ISBLANK([.B267]));[.B267]-[.B266];&quot;&quot;)" office:value-type="float" office:value="505" calcext:value-type="float">
            <text:p>505</text:p>
          </table:table-cell>
          <table:table-cell table:style-name="ce3" table:formula="of:=IF(NOT(ISBLANK([.C267]))&amp;NOT(ISBLANK([.C267]));[.C267]-[.C266];&quot;&quot;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8345" calcext:value-type="float">
            <text:p>28345</text:p>
          </table:table-cell>
          <table:table-cell office:value-type="float" office:value="194" calcext:value-type="float">
            <text:p>194</text:p>
          </table:table-cell>
          <table:table-cell table:style-name="ce3" table:formula="of:=IF(NOT(ISBLANK([.B268]))&amp;NOT(ISBLANK([.B268]));[.B268]-[.B267];&quot;&quot;)" office:value-type="float" office:value="406" calcext:value-type="float">
            <text:p>406</text:p>
          </table:table-cell>
          <table:table-cell table:style-name="ce3" table:formula="of:=IF(NOT(ISBLANK([.C268]))&amp;NOT(ISBLANK([.C268]));[.C268]-[.C267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28502" calcext:value-type="float">
            <text:p>28502</text:p>
          </table:table-cell>
          <table:table-cell office:value-type="float" office:value="202" calcext:value-type="float">
            <text:p>202</text:p>
          </table:table-cell>
          <table:table-cell table:style-name="ce3" table:formula="of:=IF(NOT(ISBLANK([.B269]))&amp;NOT(ISBLANK([.B269]));[.B269]-[.B268];&quot;&quot;)" office:value-type="float" office:value="157" calcext:value-type="float">
            <text:p>157</text:p>
          </table:table-cell>
          <table:table-cell table:style-name="ce3" table:formula="of:=IF(NOT(ISBLANK([.C269]))&amp;NOT(ISBLANK([.C269]));[.C269]-[.C268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29211" calcext:value-type="float">
            <text:p>29211</text:p>
          </table:table-cell>
          <table:table-cell office:value-type="float" office:value="210" calcext:value-type="float">
            <text:p>210</text:p>
          </table:table-cell>
          <table:table-cell table:style-name="ce3" table:formula="of:=IF(NOT(ISBLANK([.B270]))&amp;NOT(ISBLANK([.B270]));[.B270]-[.B269];&quot;&quot;)" office:value-type="float" office:value="709" calcext:value-type="float">
            <text:p>709</text:p>
          </table:table-cell>
          <table:table-cell table:style-name="ce3" table:formula="of:=IF(NOT(ISBLANK([.C270]))&amp;NOT(ISBLANK([.C270]));[.C270]-[.C269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0146" calcext:value-type="float">
            <text:p>30146</text:p>
          </table:table-cell>
          <table:table-cell office:value-type="float" office:value="220" calcext:value-type="float">
            <text:p>220</text:p>
          </table:table-cell>
          <table:table-cell table:style-name="ce3" table:formula="of:=IF(NOT(ISBLANK([.B271]))&amp;NOT(ISBLANK([.B271]));[.B271]-[.B270];&quot;&quot;)" office:value-type="float" office:value="935" calcext:value-type="float">
            <text:p>935</text:p>
          </table:table-cell>
          <table:table-cell table:style-name="ce3" table:formula="of:=IF(NOT(ISBLANK([.C271]))&amp;NOT(ISBLANK([.C271]));[.C271]-[.C270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1161" calcext:value-type="float">
            <text:p>31161</text:p>
          </table:table-cell>
          <table:table-cell office:value-type="float" office:value="232" calcext:value-type="float">
            <text:p>232</text:p>
          </table:table-cell>
          <table:table-cell table:style-name="ce3" table:formula="of:=IF(NOT(ISBLANK([.B272]))&amp;NOT(ISBLANK([.B272]));[.B272]-[.B271];&quot;&quot;)" office:value-type="float" office:value="1015" calcext:value-type="float">
            <text:p>1015</text:p>
          </table:table-cell>
          <table:table-cell table:style-name="ce3" table:formula="of:=IF(NOT(ISBLANK([.C272]))&amp;NOT(ISBLANK([.C272]));[.C272]-[.C271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2158" calcext:value-type="float">
            <text:p>32158</text:p>
          </table:table-cell>
          <table:table-cell office:value-type="float" office:value="237" calcext:value-type="float">
            <text:p>237</text:p>
          </table:table-cell>
          <table:table-cell table:style-name="ce3" table:formula="of:=IF(NOT(ISBLANK([.B273]))&amp;NOT(ISBLANK([.B273]));[.B273]-[.B272];&quot;&quot;)" office:value-type="float" office:value="997" calcext:value-type="float">
            <text:p>997</text:p>
          </table:table-cell>
          <table:table-cell table:style-name="ce3" table:formula="of:=IF(NOT(ISBLANK([.C273]))&amp;NOT(ISBLANK([.C273]));[.C273]-[.C272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3034" calcext:value-type="float">
            <text:p>33034</text:p>
          </table:table-cell>
          <table:table-cell office:value-type="float" office:value="248" calcext:value-type="float">
            <text:p>248</text:p>
          </table:table-cell>
          <table:table-cell table:style-name="ce3" table:formula="of:=IF(NOT(ISBLANK([.B274]))&amp;NOT(ISBLANK([.B274]));[.B274]-[.B273];&quot;&quot;)" office:value-type="float" office:value="876" calcext:value-type="float">
            <text:p>876</text:p>
          </table:table-cell>
          <table:table-cell table:style-name="ce3" table:formula="of:=IF(NOT(ISBLANK([.C274]))&amp;NOT(ISBLANK([.C274]));[.C274]-[.C273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33594" calcext:value-type="float">
            <text:p>33594</text:p>
          </table:table-cell>
          <table:table-cell office:value-type="float" office:value="260" calcext:value-type="float">
            <text:p>260</text:p>
          </table:table-cell>
          <table:table-cell table:style-name="ce3" table:formula="of:=IF(NOT(ISBLANK([.B275]))&amp;NOT(ISBLANK([.B275]));[.B275]-[.B274];&quot;&quot;)" office:value-type="float" office:value="560" calcext:value-type="float">
            <text:p>560</text:p>
          </table:table-cell>
          <table:table-cell table:style-name="ce3" table:formula="of:=IF(NOT(ISBLANK([.C275]))&amp;NOT(ISBLANK([.C275]));[.C275]-[.C274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33874" calcext:value-type="float">
            <text:p>33874</text:p>
          </table:table-cell>
          <table:table-cell office:value-type="float" office:value="271" calcext:value-type="float">
            <text:p>271</text:p>
          </table:table-cell>
          <table:table-cell table:style-name="ce3" table:formula="of:=IF(NOT(ISBLANK([.B276]))&amp;NOT(ISBLANK([.B276]));[.B276]-[.B275];&quot;&quot;)" office:value-type="float" office:value="280" calcext:value-type="float">
            <text:p>280</text:p>
          </table:table-cell>
          <table:table-cell table:style-name="ce3" table:formula="of:=IF(NOT(ISBLANK([.C276]))&amp;NOT(ISBLANK([.C276]));[.C276]-[.C275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34390" calcext:value-type="float">
            <text:p>34390</text:p>
          </table:table-cell>
          <table:table-cell office:value-type="float" office:value="283" calcext:value-type="float">
            <text:p>283</text:p>
          </table:table-cell>
          <table:table-cell table:style-name="ce3" table:formula="of:=IF(NOT(ISBLANK([.B277]))&amp;NOT(ISBLANK([.B277]));[.B277]-[.B276];&quot;&quot;)" office:value-type="float" office:value="516" calcext:value-type="float">
            <text:p>516</text:p>
          </table:table-cell>
          <table:table-cell table:style-name="ce3" table:formula="of:=IF(NOT(ISBLANK([.C277]))&amp;NOT(ISBLANK([.C277]));[.C277]-[.C276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35257" calcext:value-type="float">
            <text:p>35257</text:p>
          </table:table-cell>
          <table:table-cell office:value-type="float" office:value="295" calcext:value-type="float">
            <text:p>295</text:p>
          </table:table-cell>
          <table:table-cell table:style-name="ce3" table:formula="of:=IF(NOT(ISBLANK([.B278]))&amp;NOT(ISBLANK([.B278]));[.B278]-[.B277];&quot;&quot;)" office:value-type="float" office:value="867" calcext:value-type="float">
            <text:p>867</text:p>
          </table:table-cell>
          <table:table-cell table:style-name="ce3" table:formula="of:=IF(NOT(ISBLANK([.C278]))&amp;NOT(ISBLANK([.C278]));[.C278]-[.C277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6063" calcext:value-type="float">
            <text:p>36063</text:p>
          </table:table-cell>
          <table:table-cell office:value-type="float" office:value="304" calcext:value-type="float">
            <text:p>304</text:p>
          </table:table-cell>
          <table:table-cell table:style-name="ce3" table:formula="of:=IF(NOT(ISBLANK([.B279]))&amp;NOT(ISBLANK([.B279]));[.B279]-[.B278];&quot;&quot;)" office:value-type="float" office:value="806" calcext:value-type="float">
            <text:p>806</text:p>
          </table:table-cell>
          <table:table-cell table:style-name="ce3" table:formula="of:=IF(NOT(ISBLANK([.C279]))&amp;NOT(ISBLANK([.C279]));[.C279]-[.C278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36791" calcext:value-type="float">
            <text:p>36791</text:p>
          </table:table-cell>
          <table:table-cell office:value-type="float" office:value="311" calcext:value-type="float">
            <text:p>311</text:p>
          </table:table-cell>
          <table:table-cell table:style-name="ce3" table:formula="of:=IF(NOT(ISBLANK([.B280]))&amp;NOT(ISBLANK([.B280]));[.B280]-[.B279];&quot;&quot;)" office:value-type="float" office:value="728" calcext:value-type="float">
            <text:p>728</text:p>
          </table:table-cell>
          <table:table-cell table:style-name="ce3" table:formula="of:=IF(NOT(ISBLANK([.C280]))&amp;NOT(ISBLANK([.C280]));[.C280]-[.C279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37583" calcext:value-type="float">
            <text:p>37583</text:p>
          </table:table-cell>
          <table:table-cell office:value-type="float" office:value="323" calcext:value-type="float">
            <text:p>323</text:p>
          </table:table-cell>
          <table:table-cell table:style-name="ce3" table:formula="of:=IF(NOT(ISBLANK([.B281]))&amp;NOT(ISBLANK([.B281]));[.B281]-[.B280];&quot;&quot;)" office:value-type="float" office:value="792" calcext:value-type="float">
            <text:p>792</text:p>
          </table:table-cell>
          <table:table-cell table:style-name="ce3" table:formula="of:=IF(NOT(ISBLANK([.C281]))&amp;NOT(ISBLANK([.C281]));[.C281]-[.C280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8137" calcext:value-type="float">
            <text:p>38137</text:p>
          </table:table-cell>
          <table:table-cell office:value-type="float" office:value="333" calcext:value-type="float">
            <text:p>333</text:p>
          </table:table-cell>
          <table:table-cell table:style-name="ce3" table:formula="of:=IF(NOT(ISBLANK([.B282]))&amp;NOT(ISBLANK([.B282]));[.B282]-[.B281];&quot;&quot;)" office:value-type="float" office:value="554" calcext:value-type="float">
            <text:p>554</text:p>
          </table:table-cell>
          <table:table-cell table:style-name="ce3" table:formula="of:=IF(NOT(ISBLANK([.C282]))&amp;NOT(ISBLANK([.C282]));[.C282]-[.C28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table:number-columns-repeated="2"/>
          <table:table-cell table:style-name="ce3" table:formula="of:=IF(NOT(ISBLANK([.B283]))&amp;NOT(ISBLANK([.B283]));[.B283]-[.B282];&quot;&quot;)">
            <text:p/>
          </table:table-cell>
          <table:table-cell table:style-name="ce3" table:formula="of:=IF(NOT(ISBLANK([.C283]))&amp;NOT(ISBLANK([.C283]));[.C283]-[.C282];&quot;&quot;)">
            <text:p/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table:number-columns-repeated="2"/>
          <table:table-cell table:style-name="ce3" table:formula="of:=IF(NOT(ISBLANK([.B284]))&amp;NOT(ISBLANK([.B284]));[.B284]-[.B283];&quot;&quot;)">
            <text:p/>
          </table:table-cell>
          <table:table-cell table:style-name="ce3" table:formula="of:=IF(NOT(ISBLANK([.C284]))&amp;NOT(ISBLANK([.C284]));[.C284]-[.C283];&quot;&quot;)">
            <text:p/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table:number-columns-repeated="2"/>
          <table:table-cell table:style-name="ce3" table:formula="of:=IF(NOT(ISBLANK([.B285]))&amp;NOT(ISBLANK([.B285]));[.B285]-[.B284];&quot;&quot;)">
            <text:p/>
          </table:table-cell>
          <table:table-cell table:style-name="ce3" table:formula="of:=IF(NOT(ISBLANK([.C285]))&amp;NOT(ISBLANK([.C285]));[.C285]-[.C284];&quot;&quot;)">
            <text:p/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table:number-columns-repeated="2"/>
          <table:table-cell table:style-name="ce3" table:formula="of:=IF(NOT(ISBLANK([.B286]))&amp;NOT(ISBLANK([.B286]));[.B286]-[.B285];&quot;&quot;)">
            <text:p/>
          </table:table-cell>
          <table:table-cell table:style-name="ce3" table:formula="of:=IF(NOT(ISBLANK([.C286]))&amp;NOT(ISBLANK([.C286]));[.C286]-[.C285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-00-00</text:date>, <text:time style:data-style-name="N2" text:time-value="05:47:26.614992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ek Loubani</meta:initial-creator>
    <meta:creation-date>2020-11-21T18:12:36.041800712</meta:creation-date>
    <dc:date>2020-12-27T05:48:50.470125809</dc:date>
    <meta:editing-duration>P1DT3H29M47S</meta:editing-duration>
    <meta:editing-cycles>138</meta:editing-cycles>
    <meta:generator>LibreOffice/7.0.3.1$Linux_X86_64 LibreOffice_project/00$Build-1</meta:generator>
    <dc:creator>Tarek Loubani</dc:creator>
    <meta:document-statistic meta:table-count="1" meta:cell-count="141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ff420e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plot-area chart:style-name="ch2" table:cell-range-address="Sheet1.A2:Sheet1.A282 Sheet1.E2:Sheet1.E282" chart:data-source-has-labels="both" svg:x="0.5cm" svg:y="0.3cm" svg:width="24.001cm" svg:height="14.401cm">
          <chart:coordinate-region svg:x="1.308cm" svg:y="0.5cm" svg:width="22.785cm" svg:height="13.554cm"/>
          <chart:axis chart:dimension="x" chart:name="primary-x" chart:style-name="ch3" chartooo:axis-type="auto">
            <chartooo:date-scale/>
            <chart:categories table:cell-range-address="Sheet1.A2:Sheet1.A2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82" loext:label-string="deaths" chart:class="chart:bar">
            <chart:regression-curve chart:style-name="ch7"/>
            <chart:data-point chart:repeated="245"/>
            <chart:data-point chart:style-name="ch8"/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282</svg:desc>
                </draw:g>
              </table:table-cell>
              <table:table-cell office:value-type="float" office:value="NaN">
                <text:p>NaN</text:p>
                <draw:g>
                  <svg:desc>Sheet1.E2:Sheet1.E282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6">
      <style:chart-properties chart:display-label="true" chart:logarithmic="false" chart:minimum="43912" chart:maximum="441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svg:stroke-opacity="50%" draw:fill-color="#004586" draw:opacity="50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column-mapping="0" chart:style-name="ch1">
        <chart:plot-area chart:style-name="ch2" table:cell-range-address="Sheet1.A2:Sheet1.A282 Sheet1.D1:Sheet1.D282" chart:data-source-has-labels="both" svg:x="0.5cm" svg:y="0.3cm" svg:width="24.001cm" svg:height="14.401cm">
          <chart:coordinate-region svg:x="1.493cm" svg:y="0.487cm" svg:width="23.008cm" svg:height="13.567cm"/>
          <chart:axis chart:dimension="x" chart:name="primary-x" chart:style-name="ch3" chartooo:axis-type="auto">
            <chart:categories table:cell-range-address="Sheet1.A2:Sheet1.A2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82" chart:label-cell-address="Sheet1.D1:Sheet1.D1" chart:class="chart:scatter">
            <chart:domain table:cell-range-address="Sheet1.A2:Sheet1.A282"/>
            <chart:regression-curve chart:style-name="ch7"/>
            <chart:data-point chart:repeated="2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c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282</svg:desc>
                </draw:g>
              </table:table-cell>
              <table:table-cell office:value-type="float" office:value="43912">
                <text:p>43912</text:p>
                <draw:g>
                  <svg:desc>Sheet1.A2:Sheet1.A282</svg:desc>
                </draw:g>
              </table:table-cell>
              <table:table-cell office:value-type="float" office:value="NaN">
                <text:p>NaN</text:p>
                <draw:g>
                  <svg:desc>Sheet1.D2:Sheet1.D282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3973">
                <text:p>43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975">
                <text:p>4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3977">
                <text:p>43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978">
                <text:p>43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986">
                <text:p>43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3997">
                <text:p>43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4034">
                <text:p>4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62">
                <text:p>44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64">
                <text:p>440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4070">
                <text:p>440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072">
                <text:p>44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4074">
                <text:p>4407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4077">
                <text:p>440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4078">
                <text:p>440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4079">
                <text:p>440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080">
                <text:p>44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4081">
                <text:p>44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4084">
                <text:p>44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4085">
                <text:p>440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4086">
                <text:p>44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087">
                <text:p>4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4088">
                <text:p>44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089">
                <text:p>440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091">
                <text:p>440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4092">
                <text:p>440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094">
                <text:p>44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4095">
                <text:p>440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4096">
                <text:p>440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4098">
                <text:p>440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099">
                <text:p>44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101">
                <text:p>44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4102">
                <text:p>44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4103">
                <text:p>44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4107">
                <text:p>44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4108">
                <text:p>44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4109">
                <text:p>44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110">
                <text:p>44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112">
                <text:p>44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4113">
                <text:p>44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114">
                <text:p>44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116">
                <text:p>44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119">
                <text:p>44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4121">
                <text:p>44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122">
                <text:p>44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123">
                <text:p>44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124">
                <text:p>4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126">
                <text:p>44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128">
                <text:p>441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129">
                <text:p>44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130">
                <text:p>44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4131">
                <text:p>44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132">
                <text:p>44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4133">
                <text:p>441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134">
                <text:p>441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4135">
                <text:p>441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4136">
                <text:p>44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137">
                <text:p>4413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140">
                <text:p>44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141">
                <text:p>441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142">
                <text:p>44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143">
                <text:p>44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4144">
                <text:p>441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4145">
                <text:p>441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146">
                <text:p>44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4147">
                <text:p>441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148">
                <text:p>441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150">
                <text:p>441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151">
                <text:p>441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152">
                <text:p>441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154">
                <text:p>441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155">
                <text:p>441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156">
                <text:p>4415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157">
                <text:p>4415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158">
                <text:p>441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4159">
                <text:p>4415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4161">
                <text:p>441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4162">
                <text:p>441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4163">
                <text:p>44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164">
                <text:p>4416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165">
                <text:p>441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4168">
                <text:p>441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4169">
                <text:p>44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4172">
                <text:p>441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4174">
                <text:p>44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4175">
                <text:p>441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4176">
                <text:p>44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4177">
                <text:p>441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4178">
                <text:p>441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4179">
                <text:p>44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180">
                <text:p>441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4182">
                <text:p>4418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4183">
                <text:p>44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4184">
                <text:p>4418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4185">
                <text:p>441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4187">
                <text:p>441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188">
                <text:p>4418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4189">
                <text:p>441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190">
                <text:p>441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4191">
                <text:p>4419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192">
                <text:p>44192</text:p>
              </table:table-cell>
              <table:table-cell office:value-type="float" office:value="554">
                <text:p>5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